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78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aditya@hack.com </text:p>
          </table:table-cell>
          <table:table-cell office:value-type="float" office:value="5368.12904768" calcext:value-type="float">
            <text:p>5368.12904768</text:p>
          </table:table-cell>
        </table:table-row>
        <table:table-row table:style-name="ro1">
          <table:table-cell office:value-type="string" calcext:value-type="string">
            <text:p>123@456.com </text:p>
          </table:table-cell>
          <table:table-cell office:value-type="float" office:value="5377.74339841" calcext:value-type="float">
            <text:p>5377.74339841</text:p>
          </table:table-cell>
        </table:table-row>
        <table:table-row table:style-name="ro1">
          <table:table-cell office:value-type="string" calcext:value-type="string">
            <text:p>456@123.com </text:p>
          </table:table-cell>
          <table:table-cell office:value-type="float" office:value="5506.11970645" calcext:value-type="float">
            <text:p>5506.11970645</text:p>
          </table:table-cell>
        </table:table-row>
        <table:table-row table:style-name="ro1">
          <table:table-cell office:value-type="string" calcext:value-type="string">
            <text:p>rashmirn@yahoo.com </text:p>
          </table:table-cell>
          <table:table-cell office:value-type="float" office:value="5518.84318997" calcext:value-type="float">
            <text:p>5518.84318997</text:p>
          </table:table-cell>
        </table:table-row>
        <table:table-row table:style-name="ro1">
          <table:table-cell office:value-type="string" calcext:value-type="string">
            <text:p>iAm@Ho.me </text:p>
          </table:table-cell>
          <table:table-cell office:value-type="float" office:value="5541.17131857" calcext:value-type="float">
            <text:p>5541.17131857</text:p>
          </table:table-cell>
        </table:table-row>
        <table:table-row table:style-name="ro1">
          <table:table-cell/>
          <table:table-cell office:value-type="float" office:value="5542.87440907" calcext:value-type="float">
            <text:p>5542.87440907</text:p>
          </table:table-cell>
        </table:table-row>
        <table:table-row table:style-name="ro1">
          <table:table-cell office:value-type="string" calcext:value-type="string">
            <text:p>bringdata@gmail.com </text:p>
          </table:table-cell>
          <table:table-cell office:value-type="float" office:value="5558.00881172" calcext:value-type="float">
            <text:p>5558.00881172</text:p>
          </table:table-cell>
        </table:table-row>
        <table:table-row table:style-name="ro1">
          <table:table-cell office:value-type="string" calcext:value-type="string">
            <text:p>Helloworld1@gmail.com </text:p>
          </table:table-cell>
          <table:table-cell office:value-type="float" office:value="5560.88338979" calcext:value-type="float">
            <text:p>5560.88338979</text:p>
          </table:table-cell>
        </table:table-row>
        <table:table-row table:style-name="ro1">
          <table:table-cell office:value-type="string" calcext:value-type="string">
            <text:p>ec.vivek@gmail.com </text:p>
          </table:table-cell>
          <table:table-cell office:value-type="float" office:value="5561.54674055" calcext:value-type="float">
            <text:p>5561.54674055</text:p>
          </table:table-cell>
        </table:table-row>
        <table:table-row table:style-name="ro1">
          <table:table-cell office:value-type="string" calcext:value-type="string">
            <text:p>Helloworld@gmail.com </text:p>
          </table:table-cell>
          <table:table-cell office:value-type="float" office:value="5561.65015186" calcext:value-type="float">
            <text:p>5561.65015186</text:p>
          </table:table-cell>
        </table:table-row>
        <table:table-row table:style-name="ro1">
          <table:table-cell office:value-type="string" calcext:value-type="string">
            <text:p>kirubakumaresh@gmail.com </text:p>
          </table:table-cell>
          <table:table-cell office:value-type="float" office:value="5568.35224313" calcext:value-type="float">
            <text:p>5568.35224313</text:p>
          </table:table-cell>
        </table:table-row>
        <table:table-row table:style-name="ro1">
          <table:table-cell office:value-type="string" calcext:value-type="string">
            <text:p>akshaykher91@gmail.com </text:p>
          </table:table-cell>
          <table:table-cell office:value-type="float" office:value="5573.42205304" calcext:value-type="float">
            <text:p>5573.42205304</text:p>
          </table:table-cell>
        </table:table-row>
        <table:table-row table:style-name="ro1">
          <table:table-cell office:value-type="string" calcext:value-type="string">
            <text:p>deepaksinghal628@gmail.com </text:p>
          </table:table-cell>
          <table:table-cell office:value-type="float" office:value="5573.42205304" calcext:value-type="float">
            <text:p>5573.42205304</text:p>
          </table:table-cell>
        </table:table-row>
        <table:table-row table:style-name="ro1">
          <table:table-cell office:value-type="string" calcext:value-type="string">
            <text:p>gauravkantgoel@gmail.com </text:p>
          </table:table-cell>
          <table:table-cell office:value-type="float" office:value="5573.42205304" calcext:value-type="float">
            <text:p>5573.42205304</text:p>
          </table:table-cell>
        </table:table-row>
        <table:table-row table:style-name="ro1">
          <table:table-cell office:value-type="string" calcext:value-type="string">
            <text:p>just_check@lalala.com </text:p>
          </table:table-cell>
          <table:table-cell office:value-type="float" office:value="5573.42205304" calcext:value-type="float">
            <text:p>5573.42205304</text:p>
          </table:table-cell>
        </table:table-row>
        <table:table-row table:style-name="ro1">
          <table:table-cell office:value-type="string" calcext:value-type="string">
            <text:p>raj_007@gmail.com </text:p>
          </table:table-cell>
          <table:table-cell office:value-type="float" office:value="5573.42205304" calcext:value-type="float">
            <text:p>5573.42205304</text:p>
          </table:table-cell>
        </table:table-row>
        <table:table-row table:style-name="ro1">
          <table:table-cell office:value-type="string" calcext:value-type="string">
            <text:p>krishna@hack.com </text:p>
          </table:table-cell>
          <table:table-cell office:value-type="float" office:value="5574.58854702" calcext:value-type="float">
            <text:p>5574.58854702</text:p>
          </table:table-cell>
        </table:table-row>
        <table:table-row table:style-name="ro1">
          <table:table-cell office:value-type="string" calcext:value-type="string">
            <text:p>AllHack@master.com </text:p>
          </table:table-cell>
          <table:table-cell office:value-type="float" office:value="5575.6461333" calcext:value-type="float">
            <text:p>5575.6461333</text:p>
          </table:table-cell>
        </table:table-row>
        <table:table-row table:style-name="ro1">
          <table:table-cell office:value-type="string" calcext:value-type="string">
            <text:p>aks.521@gmail.com </text:p>
          </table:table-cell>
          <table:table-cell office:value-type="float" office:value="5578.30594497" calcext:value-type="float">
            <text:p>5578.30594497</text:p>
          </table:table-cell>
        </table:table-row>
        <table:table-row table:style-name="ro1">
          <table:table-cell office:value-type="string" calcext:value-type="string">
            <text:p>111@gmail.com </text:p>
          </table:table-cell>
          <table:table-cell office:value-type="float" office:value="5578.64956589" calcext:value-type="float">
            <text:p>5578.64956589</text:p>
          </table:table-cell>
        </table:table-row>
        <table:table-row table:style-name="ro1">
          <table:table-cell office:value-type="string" calcext:value-type="string">
            <text:p>manizoya@yahoo.com </text:p>
          </table:table-cell>
          <table:table-cell office:value-type="float" office:value="5579.77953371" calcext:value-type="float">
            <text:p>5579.77953371</text:p>
          </table:table-cell>
        </table:table-row>
        <table:table-row table:style-name="ro1">
          <table:table-cell office:value-type="string" calcext:value-type="string">
            <text:p>TrainWreck0@sux.com </text:p>
          </table:table-cell>
          <table:table-cell office:value-type="float" office:value="5579.96211156" calcext:value-type="float">
            <text:p>5579.96211156</text:p>
          </table:table-cell>
        </table:table-row>
        <table:table-row table:style-name="ro1">
          <table:table-cell office:value-type="string" calcext:value-type="string">
            <text:p>TrainWreck@sux.com </text:p>
          </table:table-cell>
          <table:table-cell office:value-type="float" office:value="5580.16889253" calcext:value-type="float">
            <text:p>5580.16889253</text:p>
          </table:table-cell>
        </table:table-row>
        <table:table-row table:style-name="ro1">
          <table:table-cell office:value-type="string" calcext:value-type="string">
            <text:p>icfai.uday@gmail.com </text:p>
          </table:table-cell>
          <table:table-cell office:value-type="float" office:value="5581.1118738" calcext:value-type="float">
            <text:p>5581.1118738</text:p>
          </table:table-cell>
        </table:table-row>
        <table:table-row table:style-name="ro1">
          <table:table-cell office:value-type="string" calcext:value-type="string">
            <text:p>ankurv857@gmail.com </text:p>
          </table:table-cell>
          <table:table-cell office:value-type="float" office:value="5581.39604266" calcext:value-type="float">
            <text:p>5581.39604266</text:p>
          </table:table-cell>
        </table:table-row>
        <table:table-row table:style-name="ro1">
          <table:table-cell office:value-type="string" calcext:value-type="string">
            <text:p>orca@gmail.com </text:p>
          </table:table-cell>
          <table:table-cell office:value-type="float" office:value="5581.39604266" calcext:value-type="float">
            <text:p>5581.39604266</text:p>
          </table:table-cell>
        </table:table-row>
        <table:table-row table:style-name="ro1">
          <table:table-cell office:value-type="string" calcext:value-type="string">
            <text:p>nalinpasricha@outlook.com </text:p>
          </table:table-cell>
          <table:table-cell office:value-type="float" office:value="5581.58364562" calcext:value-type="float">
            <text:p>5581.58364562</text:p>
          </table:table-cell>
        </table:table-row>
        <table:table-row table:style-name="ro1">
          <table:table-cell office:value-type="string" calcext:value-type="string">
            <text:p>dhillon_81@yahoo.com </text:p>
          </table:table-cell>
          <table:table-cell office:value-type="float" office:value="5582.01234646" calcext:value-type="float">
            <text:p>5582.01234646</text:p>
          </table:table-cell>
        </table:table-row>
        <table:table-row table:style-name="ro1">
          <table:table-cell office:value-type="string" calcext:value-type="string">
            <text:p>vikash.duliajan@gmail.com </text:p>
          </table:table-cell>
          <table:table-cell office:value-type="float" office:value="5584.38861516" calcext:value-type="float">
            <text:p>5584.38861516</text:p>
          </table:table-cell>
        </table:table-row>
        <table:table-row table:style-name="ro1">
          <table:table-cell office:value-type="string" calcext:value-type="string">
            <text:p>benchmark@av.com </text:p>
          </table:table-cell>
          <table:table-cell office:value-type="float" office:value="5584.38861516" calcext:value-type="float">
            <text:p>5584.38861516</text:p>
          </table:table-cell>
        </table:table-row>
        <table:table-row table:style-name="ro1">
          <table:table-cell office:value-type="string" calcext:value-type="string">
            <text:p>hsk@gmail.com </text:p>
          </table:table-cell>
          <table:table-cell office:value-type="float" office:value="5584.89867525" calcext:value-type="float">
            <text:p>5584.89867525</text:p>
          </table:table-cell>
        </table:table-row>
        <table:table-row table:style-name="ro1">
          <table:table-cell office:value-type="string" calcext:value-type="string">
            <text:p>ss@gmail.com </text:p>
          </table:table-cell>
          <table:table-cell office:value-type="float" office:value="5585.50174257" calcext:value-type="float">
            <text:p>5585.50174257</text:p>
          </table:table-cell>
        </table:table-row>
        <table:table-row table:style-name="ro1">
          <table:table-cell office:value-type="string" calcext:value-type="string">
            <text:p>k@k.com </text:p>
          </table:table-cell>
          <table:table-cell office:value-type="float" office:value="5586.83495593" calcext:value-type="float">
            <text:p>5586.83495593</text:p>
          </table:table-cell>
        </table:table-row>
        <table:table-row table:style-name="ro1">
          <table:table-cell office:value-type="string" calcext:value-type="string">
            <text:p>SRK@hack.com </text:p>
          </table:table-cell>
          <table:table-cell office:value-type="float" office:value="5591.14810837" calcext:value-type="float">
            <text:p>5591.14810837</text:p>
          </table:table-cell>
        </table:table-row>
        <table:table-row table:style-name="ro1">
          <table:table-cell office:value-type="string" calcext:value-type="string">
            <text:p>raju.rgi@gmail.com </text:p>
          </table:table-cell>
          <table:table-cell office:value-type="float" office:value="5592.98344032" calcext:value-type="float">
            <text:p>5592.98344032</text:p>
          </table:table-cell>
        </table:table-row>
        <table:table-row table:style-name="ro1">
          <table:table-cell office:value-type="string" calcext:value-type="string">
            <text:p>ds_215522@desxl.com </text:p>
          </table:table-cell>
          <table:table-cell office:value-type="float" office:value="5594.63480107" calcext:value-type="float">
            <text:p>5594.63480107</text:p>
          </table:table-cell>
        </table:table-row>
        <table:table-row table:style-name="ro1">
          <table:table-cell office:value-type="string" calcext:value-type="string">
            <text:p>wee@sfd.com </text:p>
          </table:table-cell>
          <table:table-cell office:value-type="float" office:value="5598.33937842" calcext:value-type="float">
            <text:p>5598.33937842</text:p>
          </table:table-cell>
        </table:table-row>
        <table:table-row table:style-name="ro1">
          <table:table-cell office:value-type="string" calcext:value-type="string">
            <text:p>dhillon_81@datahacker.com </text:p>
          </table:table-cell>
          <table:table-cell office:value-type="float" office:value="5604.59035583" calcext:value-type="float">
            <text:p>5604.59035583</text:p>
          </table:table-cell>
        </table:table-row>
        <table:table-row table:style-name="ro1">
          <table:table-cell office:value-type="string" calcext:value-type="string">
            <text:p>akbuddana@yahoo.com </text:p>
          </table:table-cell>
          <table:table-cell office:value-type="float" office:value="5607.39689733" calcext:value-type="float">
            <text:p>5607.39689733</text:p>
          </table:table-cell>
        </table:table-row>
        <table:table-row table:style-name="ro1">
          <table:table-cell office:value-type="string" calcext:value-type="string">
            <text:p>TAVISH.srivastava@gmail.com </text:p>
          </table:table-cell>
          <table:table-cell office:value-type="float" office:value="5620.64558473" calcext:value-type="float">
            <text:p>5620.64558473</text:p>
          </table:table-cell>
        </table:table-row>
        <table:table-row table:style-name="ro1">
          <table:table-cell office:value-type="string" calcext:value-type="string">
            <text:p>thewiz12@gmail.com </text:p>
          </table:table-cell>
          <table:table-cell office:value-type="float" office:value="5632.91303043" calcext:value-type="float">
            <text:p>5632.91303043</text:p>
          </table:table-cell>
        </table:table-row>
        <table:table-row table:style-name="ro1">
          <table:table-cell office:value-type="string" calcext:value-type="string">
            <text:p>seaem@foo.bar </text:p>
          </table:table-cell>
          <table:table-cell office:value-type="float" office:value="5653.31921501" calcext:value-type="float">
            <text:p>5653.31921501</text:p>
          </table:table-cell>
        </table:table-row>
        <table:table-row table:style-name="ro1">
          <table:table-cell office:value-type="string" calcext:value-type="string">
            <text:p>bhatprarthana18@gmail.com </text:p>
          </table:table-cell>
          <table:table-cell office:value-type="float" office:value="5655.86685723" calcext:value-type="float">
            <text:p>5655.86685723</text:p>
          </table:table-cell>
        </table:table-row>
        <table:table-row table:style-name="ro1">
          <table:table-cell office:value-type="string" calcext:value-type="string">
            <text:p>abc@def.ghi </text:p>
          </table:table-cell>
          <table:table-cell office:value-type="float" office:value="5657.95509081" calcext:value-type="float">
            <text:p>5657.95509081</text:p>
          </table:table-cell>
        </table:table-row>
        <table:table-row table:style-name="ro1">
          <table:table-cell office:value-type="string" calcext:value-type="string">
            <text:p>aksgupta123@gmail.com </text:p>
          </table:table-cell>
          <table:table-cell office:value-type="float" office:value="5658.93474388" calcext:value-type="float">
            <text:p>5658.93474388</text:p>
          </table:table-cell>
        </table:table-row>
        <table:table-row table:style-name="ro1">
          <table:table-cell office:value-type="string" calcext:value-type="string">
            <text:p>akbism@gmail.com </text:p>
          </table:table-cell>
          <table:table-cell office:value-type="float" office:value="5660.26777995" calcext:value-type="float">
            <text:p>5660.26777995</text:p>
          </table:table-cell>
        </table:table-row>
        <table:table-row table:style-name="ro1">
          <table:table-cell office:value-type="string" calcext:value-type="string">
            <text:p>0rithwik@gmail.com </text:p>
          </table:table-cell>
          <table:table-cell office:value-type="float" office:value="5676.19346834" calcext:value-type="float">
            <text:p>5676.19346834</text:p>
          </table:table-cell>
        </table:table-row>
        <table:table-row table:style-name="ro1">
          <table:table-cell office:value-type="string" calcext:value-type="string">
            <text:p>hohoho@northpole.org </text:p>
          </table:table-cell>
          <table:table-cell office:value-type="float" office:value="5676.19346834" calcext:value-type="float">
            <text:p>5676.19346834</text:p>
          </table:table-cell>
        </table:table-row>
        <table:table-row table:style-name="ro1">
          <table:table-cell office:value-type="string" calcext:value-type="string">
            <text:p>rsramansharma567@gmail.com </text:p>
          </table:table-cell>
          <table:table-cell office:value-type="float" office:value="5678.56574213" calcext:value-type="float">
            <text:p>5678.56574213</text:p>
          </table:table-cell>
        </table:table-row>
        <table:table-row table:style-name="ro1">
          <table:table-cell office:value-type="string" calcext:value-type="string">
            <text:p>tavISH.srivastava@gmail.com </text:p>
          </table:table-cell>
          <table:table-cell office:value-type="float" office:value="5695.81488392" calcext:value-type="float">
            <text:p>5695.81488392</text:p>
          </table:table-cell>
        </table:table-row>
        <table:table-row table:style-name="ro1">
          <table:table-cell office:value-type="string" calcext:value-type="string">
            <text:p>dd@gmail.com </text:p>
          </table:table-cell>
          <table:table-cell office:value-type="float" office:value="5726.16654952" calcext:value-type="float">
            <text:p>5726.16654952</text:p>
          </table:table-cell>
        </table:table-row>
        <table:table-row table:style-name="ro1">
          <table:table-cell office:value-type="string" calcext:value-type="string">
            <text:p>prahlad12@gmail.com </text:p>
          </table:table-cell>
          <table:table-cell office:value-type="float" office:value="5729.4347362" calcext:value-type="float">
            <text:p>5729.4347362</text:p>
          </table:table-cell>
        </table:table-row>
        <table:table-row table:style-name="ro1">
          <table:table-cell office:value-type="string" calcext:value-type="string">
            <text:p>karth@outlook.com </text:p>
          </table:table-cell>
          <table:table-cell office:value-type="float" office:value="5781.60128812" calcext:value-type="float">
            <text:p>5781.60128812</text:p>
          </table:table-cell>
        </table:table-row>
        <table:table-row table:style-name="ro1">
          <table:table-cell office:value-type="string" calcext:value-type="string">
            <text:p>bhuvana@gmail.com </text:p>
          </table:table-cell>
          <table:table-cell office:value-type="float" office:value="5782.49829181" calcext:value-type="float">
            <text:p>5782.49829181</text:p>
          </table:table-cell>
        </table:table-row>
        <table:table-row table:style-name="ro1">
          <table:table-cell office:value-type="string" calcext:value-type="string">
            <text:p>chidam@gmail.com </text:p>
          </table:table-cell>
          <table:table-cell office:value-type="float" office:value="6138.79426457" calcext:value-type="float">
            <text:p>6138.79426457</text:p>
          </table:table-cell>
        </table:table-row>
        <table:table-row table:style-name="ro1">
          <table:table-cell office:value-type="string" calcext:value-type="string">
            <text:p>chidambara.natarajan@gmail.com </text:p>
          </table:table-cell>
          <table:table-cell office:value-type="float" office:value="6139.92715628" calcext:value-type="float">
            <text:p>6139.92715628</text:p>
          </table:table-cell>
        </table:table-row>
        <table:table-row table:style-name="ro1">
          <table:table-cell office:value-type="string" calcext:value-type="string">
            <text:p>san_sri12@gmail.com </text:p>
          </table:table-cell>
          <table:table-cell office:value-type="float" office:value="6449.41526071" calcext:value-type="float">
            <text:p>6449.41526071</text:p>
          </table:table-cell>
        </table:table-row>
        <table:table-row table:style-name="ro1">
          <table:table-cell office:value-type="string" calcext:value-type="string">
            <text:p>jitin.kapila@gmail.com </text:p>
          </table:table-cell>
          <table:table-cell office:value-type="float" office:value="6497.25214036" calcext:value-type="float">
            <text:p>6497.25214036</text:p>
          </table:table-cell>
        </table:table-row>
        <table:table-row table:style-name="ro1">
          <table:table-cell office:value-type="string" calcext:value-type="string">
            <text:p>rand@forest.com </text:p>
          </table:table-cell>
          <table:table-cell office:value-type="float" office:value="7656.81980241" calcext:value-type="float">
            <text:p>7656.81980241</text:p>
          </table:table-cell>
        </table:table-row>
        <table:table-row table:style-name="ro1">
          <table:table-cell office:value-type="string" calcext:value-type="string">
            <text:p>aditya@hack.com </text:p>
          </table:table-cell>
          <table:table-cell office:value-type="float" office:value="5121.95692426" calcext:value-type="float">
            <text:p>5121.95692426</text:p>
          </table:table-cell>
        </table:table-row>
        <table:table-row table:style-name="ro1">
          <table:table-cell office:value-type="string" calcext:value-type="string">
            <text:p>123@456.com </text:p>
          </table:table-cell>
          <table:table-cell office:value-type="float" office:value="5377.74339841" calcext:value-type="float">
            <text:p>5377.74339841</text:p>
          </table:table-cell>
        </table:table-row>
        <table:table-row table:style-name="ro1">
          <table:table-cell office:value-type="string" calcext:value-type="string">
            <text:p>456@123.com </text:p>
          </table:table-cell>
          <table:table-cell office:value-type="float" office:value="5506.11970645" calcext:value-type="float">
            <text:p>5506.11970645</text:p>
          </table:table-cell>
        </table:table-row>
        <table:table-row table:style-name="ro1">
          <table:table-cell office:value-type="string" calcext:value-type="string">
            <text:p>viki14@viki.com </text:p>
          </table:table-cell>
          <table:table-cell office:value-type="float" office:value="5506.84372623" calcext:value-type="float">
            <text:p>5506.84372623</text:p>
          </table:table-cell>
        </table:table-row>
        <table:table-row table:style-name="ro1">
          <table:table-cell office:value-type="string" calcext:value-type="string">
            <text:p>viki16@viki.com </text:p>
          </table:table-cell>
          <table:table-cell office:value-type="float" office:value="5512.09099022" calcext:value-type="float">
            <text:p>5512.09099022</text:p>
          </table:table-cell>
        </table:table-row>
        <table:table-row table:style-name="ro1">
          <table:table-cell office:value-type="string" calcext:value-type="string">
            <text:p>viki15@viki.com </text:p>
          </table:table-cell>
          <table:table-cell office:value-type="float" office:value="5514.5657191" calcext:value-type="float">
            <text:p>5514.5657191</text:p>
          </table:table-cell>
        </table:table-row>
        <table:table-row table:style-name="ro1">
          <table:table-cell office:value-type="string" calcext:value-type="string">
            <text:p>viki13@viki.com </text:p>
          </table:table-cell>
          <table:table-cell office:value-type="float" office:value="5517.20297225" calcext:value-type="float">
            <text:p>5517.20297225</text:p>
          </table:table-cell>
        </table:table-row>
        <table:table-row table:style-name="ro1">
          <table:table-cell office:value-type="string" calcext:value-type="string">
            <text:p>rashmirn@yahoo.com </text:p>
          </table:table-cell>
          <table:table-cell office:value-type="float" office:value="5518.84318997" calcext:value-type="float">
            <text:p>5518.84318997</text:p>
          </table:table-cell>
        </table:table-row>
        <table:table-row table:style-name="ro1">
          <table:table-cell office:value-type="string" calcext:value-type="string">
            <text:p>justTp@tp.com </text:p>
          </table:table-cell>
          <table:table-cell office:value-type="float" office:value="5520.19309174" calcext:value-type="float">
            <text:p>5520.19309174</text:p>
          </table:table-cell>
        </table:table-row>
        <table:table-row table:style-name="ro1">
          <table:table-cell office:value-type="string" calcext:value-type="string">
            <text:p>viki12@viki.com </text:p>
          </table:table-cell>
          <table:table-cell office:value-type="float" office:value="5529.21613499" calcext:value-type="float">
            <text:p>5529.21613499</text:p>
          </table:table-cell>
        </table:table-row>
        <table:table-row table:style-name="ro1">
          <table:table-cell office:value-type="string" calcext:value-type="string">
            <text:p>iAm@Ho.me </text:p>
          </table:table-cell>
          <table:table-cell office:value-type="float" office:value="5530.21483948" calcext:value-type="float">
            <text:p>5530.21483948</text:p>
          </table:table-cell>
        </table:table-row>
        <table:table-row table:style-name="ro1">
          <table:table-cell office:value-type="string" calcext:value-type="string">
            <text:p>BeatHack@shot.in </text:p>
          </table:table-cell>
          <table:table-cell office:value-type="float" office:value="5531.98081369" calcext:value-type="float">
            <text:p>5531.98081369</text:p>
          </table:table-cell>
        </table:table-row>
        <table:table-row table:style-name="ro1">
          <table:table-cell office:value-type="string" calcext:value-type="string">
            <text:p>subahkachand@dhinchak.com </text:p>
          </table:table-cell>
          <table:table-cell office:value-type="float" office:value="5542.51748301" calcext:value-type="float">
            <text:p>5542.51748301</text:p>
          </table:table-cell>
        </table:table-row>
        <table:table-row table:style-name="ro1">
          <table:table-cell/>
          <table:table-cell office:value-type="float" office:value="5542.87440907" calcext:value-type="float">
            <text:p>5542.87440907</text:p>
          </table:table-cell>
        </table:table-row>
        <table:table-row table:style-name="ro1">
          <table:table-cell office:value-type="string" calcext:value-type="string">
            <text:p>viki11@viki.com </text:p>
          </table:table-cell>
          <table:table-cell office:value-type="float" office:value="5543.04077332" calcext:value-type="float">
            <text:p>5543.04077332</text:p>
          </table:table-cell>
        </table:table-row>
        <table:table-row table:style-name="ro1">
          <table:table-cell office:value-type="string" calcext:value-type="string">
            <text:p>Helloworld1@gmail.com </text:p>
          </table:table-cell>
          <table:table-cell office:value-type="float" office:value="5553.72563117" calcext:value-type="float">
            <text:p>5553.72563117</text:p>
          </table:table-cell>
        </table:table-row>
        <table:table-row table:style-name="ro1">
          <table:table-cell office:value-type="string" calcext:value-type="string">
            <text:p>Helloworld2@gmail.com </text:p>
          </table:table-cell>
          <table:table-cell office:value-type="float" office:value="5553.72563117" calcext:value-type="float">
            <text:p>5553.72563117</text:p>
          </table:table-cell>
        </table:table-row>
        <table:table-row table:style-name="ro1">
          <table:table-cell office:value-type="string" calcext:value-type="string">
            <text:p>123@me.com </text:p>
          </table:table-cell>
          <table:table-cell office:value-type="float" office:value="5553.80679829" calcext:value-type="float">
            <text:p>5553.80679829</text:p>
          </table:table-cell>
        </table:table-row>
        <table:table-row table:style-name="ro1">
          <table:table-cell office:value-type="string" calcext:value-type="string">
            <text:p>aayushmnit@gmail.com </text:p>
          </table:table-cell>
          <table:table-cell office:value-type="float" office:value="5555.84169009" calcext:value-type="float">
            <text:p>5555.84169009</text:p>
          </table:table-cell>
        </table:table-row>
        <table:table-row table:style-name="ro1">
          <table:table-cell office:value-type="string" calcext:value-type="string">
            <text:p>bringdata@gmail.com </text:p>
          </table:table-cell>
          <table:table-cell office:value-type="float" office:value="5558.00881172" calcext:value-type="float">
            <text:p>5558.00881172</text:p>
          </table:table-cell>
        </table:table-row>
        <table:table-row table:style-name="ro1">
          <table:table-cell office:value-type="string" calcext:value-type="string">
            <text:p>manizoya2@yahoo.com </text:p>
          </table:table-cell>
          <table:table-cell office:value-type="float" office:value="5559.43914513" calcext:value-type="float">
            <text:p>5559.43914513</text:p>
          </table:table-cell>
        </table:table-row>
        <table:table-row table:style-name="ro1">
          <table:table-cell office:value-type="string" calcext:value-type="string">
            <text:p>chidam@gmail.com </text:p>
          </table:table-cell>
          <table:table-cell office:value-type="float" office:value="5561.19851572" calcext:value-type="float">
            <text:p>5561.19851572</text:p>
          </table:table-cell>
        </table:table-row>
        <table:table-row table:style-name="ro1">
          <table:table-cell office:value-type="string" calcext:value-type="string">
            <text:p>ec.vivek@gmail.com </text:p>
          </table:table-cell>
          <table:table-cell office:value-type="float" office:value="5561.54674055" calcext:value-type="float">
            <text:p>5561.54674055</text:p>
          </table:table-cell>
        </table:table-row>
        <table:table-row table:style-name="ro1">
          <table:table-cell office:value-type="string" calcext:value-type="string">
            <text:p>Helloworld@gmail.com </text:p>
          </table:table-cell>
          <table:table-cell office:value-type="float" office:value="5561.65015186" calcext:value-type="float">
            <text:p>5561.65015186</text:p>
          </table:table-cell>
        </table:table-row>
        <table:table-row table:style-name="ro1">
          <table:table-cell office:value-type="string" calcext:value-type="string">
            <text:p>krishna1@hack.com </text:p>
          </table:table-cell>
          <table:table-cell office:value-type="float" office:value="5561.83297134" calcext:value-type="float">
            <text:p>5561.83297134</text:p>
          </table:table-cell>
        </table:table-row>
        <table:table-row table:style-name="ro1">
          <table:table-cell office:value-type="string" calcext:value-type="string">
            <text:p>krishna@hack.com </text:p>
          </table:table-cell>
          <table:table-cell office:value-type="float" office:value="5561.83297134" calcext:value-type="float">
            <text:p>5561.83297134</text:p>
          </table:table-cell>
        </table:table-row>
        <table:table-row table:style-name="ro1">
          <table:table-cell office:value-type="string" calcext:value-type="string">
            <text:p>just_check@lalala.com </text:p>
          </table:table-cell>
          <table:table-cell office:value-type="float" office:value="5562.54094712" calcext:value-type="float">
            <text:p>5562.54094712</text:p>
          </table:table-cell>
        </table:table-row>
        <table:table-row table:style-name="ro1">
          <table:table-cell office:value-type="string" calcext:value-type="string">
            <text:p>justbull@shit.com </text:p>
          </table:table-cell>
          <table:table-cell office:value-type="float" office:value="5562.60330937" calcext:value-type="float">
            <text:p>5562.60330937</text:p>
          </table:table-cell>
        </table:table-row>
        <table:table-row table:style-name="ro1">
          <table:table-cell office:value-type="string" calcext:value-type="string">
            <text:p>raatkeneend@haram.com </text:p>
          </table:table-cell>
          <table:table-cell office:value-type="float" office:value="5562.60330937" calcext:value-type="float">
            <text:p>5562.60330937</text:p>
          </table:table-cell>
        </table:table-row>
        <table:table-row table:style-name="ro1">
          <table:table-cell office:value-type="string" calcext:value-type="string">
            <text:p>viki10@viki.com </text:p>
          </table:table-cell>
          <table:table-cell office:value-type="float" office:value="5563.79471525" calcext:value-type="float">
            <text:p>5563.79471525</text:p>
          </table:table-cell>
        </table:table-row>
        <table:table-row table:style-name="ro1">
          <table:table-cell office:value-type="string" calcext:value-type="string">
            <text:p>dhillon_81@datahacker.com </text:p>
          </table:table-cell>
          <table:table-cell office:value-type="float" office:value="5563.86301241" calcext:value-type="float">
            <text:p>5563.86301241</text:p>
          </table:table-cell>
        </table:table-row>
        <table:table-row table:style-name="ro1">
          <table:table-cell office:value-type="string" calcext:value-type="string">
            <text:p>Bambambhole@kedatnath.com </text:p>
          </table:table-cell>
          <table:table-cell office:value-type="float" office:value="5563.89818499" calcext:value-type="float">
            <text:p>5563.89818499</text:p>
          </table:table-cell>
        </table:table-row>
        <table:table-row table:style-name="ro1">
          <table:table-cell office:value-type="string" calcext:value-type="string">
            <text:p>kirubakumaresh@gmail.com </text:p>
          </table:table-cell>
          <table:table-cell office:value-type="float" office:value="5568.35224313" calcext:value-type="float">
            <text:p>5568.35224313</text:p>
          </table:table-cell>
        </table:table-row>
        <table:table-row table:style-name="ro1">
          <table:table-cell office:value-type="string" calcext:value-type="string">
            <text:p>xyz@gmail.com </text:p>
          </table:table-cell>
          <table:table-cell office:value-type="float" office:value="5569.24513744" calcext:value-type="float">
            <text:p>5569.24513744</text:p>
          </table:table-cell>
        </table:table-row>
        <table:table-row table:style-name="ro1">
          <table:table-cell office:value-type="string" calcext:value-type="string">
            <text:p>orca@gmail.com </text:p>
          </table:table-cell>
          <table:table-cell office:value-type="float" office:value="5569.39160425" calcext:value-type="float">
            <text:p>5569.39160425</text:p>
          </table:table-cell>
        </table:table-row>
        <table:table-row table:style-name="ro1">
          <table:table-cell office:value-type="string" calcext:value-type="string">
            <text:p>bhatprarthana18@gmail.com </text:p>
          </table:table-cell>
          <table:table-cell office:value-type="float" office:value="5569.98800151" calcext:value-type="float">
            <text:p>5569.98800151</text:p>
          </table:table-cell>
        </table:table-row>
        <table:table-row table:style-name="ro1">
          <table:table-cell office:value-type="string" calcext:value-type="string">
            <text:p>yadhu@621.com </text:p>
          </table:table-cell>
          <table:table-cell office:value-type="float" office:value="5570.57497096" calcext:value-type="float">
            <text:p>5570.57497096</text:p>
          </table:table-cell>
        </table:table-row>
        <table:table-row table:style-name="ro1">
          <table:table-cell office:value-type="string" calcext:value-type="string">
            <text:p>me1@gmail.com </text:p>
          </table:table-cell>
          <table:table-cell office:value-type="float" office:value="5572.34966184" calcext:value-type="float">
            <text:p>5572.34966184</text:p>
          </table:table-cell>
        </table:table-row>
        <table:table-row table:style-name="ro1">
          <table:table-cell office:value-type="string" calcext:value-type="string">
            <text:p>akshaykher91@gmail.com </text:p>
          </table:table-cell>
          <table:table-cell office:value-type="float" office:value="5573.42205304" calcext:value-type="float">
            <text:p>5573.42205304</text:p>
          </table:table-cell>
        </table:table-row>
        <table:table-row table:style-name="ro1">
          <table:table-cell office:value-type="string" calcext:value-type="string">
            <text:p>Jeganvenkatu@gmail.com </text:p>
          </table:table-cell>
          <table:table-cell office:value-type="float" office:value="5573.42205304" calcext:value-type="float">
            <text:p>5573.42205304</text:p>
          </table:table-cell>
        </table:table-row>
        <table:table-row table:style-name="ro1">
          <table:table-cell office:value-type="string" calcext:value-type="string">
            <text:p>deepaksinghal628@gmail.com </text:p>
          </table:table-cell>
          <table:table-cell office:value-type="float" office:value="5573.42205304" calcext:value-type="float">
            <text:p>5573.42205304</text:p>
          </table:table-cell>
        </table:table-row>
        <table:table-row table:style-name="ro1">
          <table:table-cell office:value-type="string" calcext:value-type="string">
            <text:p>gauravkantgoel@gmail.com </text:p>
          </table:table-cell>
          <table:table-cell office:value-type="float" office:value="5573.42205304" calcext:value-type="float">
            <text:p>5573.42205304</text:p>
          </table:table-cell>
        </table:table-row>
        <table:table-row table:style-name="ro1">
          <table:table-cell office:value-type="string" calcext:value-type="string">
            <text:p>raj_007@gmail.com </text:p>
          </table:table-cell>
          <table:table-cell office:value-type="float" office:value="5573.42205304" calcext:value-type="float">
            <text:p>5573.42205304</text:p>
          </table:table-cell>
        </table:table-row>
        <table:table-row table:style-name="ro1">
          <table:table-cell office:value-type="string" calcext:value-type="string">
            <text:p>stest@gmail.com </text:p>
          </table:table-cell>
          <table:table-cell office:value-type="float" office:value="5573.42205304" calcext:value-type="float">
            <text:p>5573.42205304</text:p>
          </table:table-cell>
        </table:table-row>
        <table:table-row table:style-name="ro1">
          <table:table-cell office:value-type="string" calcext:value-type="string">
            <text:p>ss@gmail.com </text:p>
          </table:table-cell>
          <table:table-cell office:value-type="float" office:value="5573.63310236" calcext:value-type="float">
            <text:p>5573.63310236</text:p>
          </table:table-cell>
        </table:table-row>
        <table:table-row table:style-name="ro1">
          <table:table-cell office:value-type="string" calcext:value-type="string">
            <text:p>AllHack@master.com </text:p>
          </table:table-cell>
          <table:table-cell office:value-type="float" office:value="5575.6461333" calcext:value-type="float">
            <text:p>5575.6461333</text:p>
          </table:table-cell>
        </table:table-row>
        <table:table-row table:style-name="ro1">
          <table:table-cell office:value-type="string" calcext:value-type="string">
            <text:p>aks.521@gmail.com </text:p>
          </table:table-cell>
          <table:table-cell office:value-type="float" office:value="5578.30594497" calcext:value-type="float">
            <text:p>5578.30594497</text:p>
          </table:table-cell>
        </table:table-row>
        <table:table-row table:style-name="ro1">
          <table:table-cell office:value-type="string" calcext:value-type="string">
            <text:p>nalinpasricha@outlook.com </text:p>
          </table:table-cell>
          <table:table-cell office:value-type="float" office:value="5578.40530006" calcext:value-type="float">
            <text:p>5578.40530006</text:p>
          </table:table-cell>
        </table:table-row>
        <table:table-row table:style-name="ro1">
          <table:table-cell office:value-type="string" calcext:value-type="string">
            <text:p>111@gmail.com </text:p>
          </table:table-cell>
          <table:table-cell office:value-type="float" office:value="5578.64956589" calcext:value-type="float">
            <text:p>5578.64956589</text:p>
          </table:table-cell>
        </table:table-row>
        <table:table-row table:style-name="ro1">
          <table:table-cell office:value-type="string" calcext:value-type="string">
            <text:p>me@gmail.com </text:p>
          </table:table-cell>
          <table:table-cell office:value-type="float" office:value="5579.33509341" calcext:value-type="float">
            <text:p>5579.33509341</text:p>
          </table:table-cell>
        </table:table-row>
        <table:table-row table:style-name="ro1">
          <table:table-cell office:value-type="string" calcext:value-type="string">
            <text:p>manizoya@yahoo.com </text:p>
          </table:table-cell>
          <table:table-cell office:value-type="float" office:value="5579.77953371" calcext:value-type="float">
            <text:p>5579.77953371</text:p>
          </table:table-cell>
        </table:table-row>
        <table:table-row table:style-name="ro1">
          <table:table-cell office:value-type="string" calcext:value-type="string">
            <text:p>TrainWreck0@sux.com </text:p>
          </table:table-cell>
          <table:table-cell office:value-type="float" office:value="5579.96211156" calcext:value-type="float">
            <text:p>5579.96211156</text:p>
          </table:table-cell>
        </table:table-row>
        <table:table-row table:style-name="ro1">
          <table:table-cell office:value-type="string" calcext:value-type="string">
            <text:p>TrainWreck@sux.com </text:p>
          </table:table-cell>
          <table:table-cell office:value-type="float" office:value="5580.16889253" calcext:value-type="float">
            <text:p>5580.16889253</text:p>
          </table:table-cell>
        </table:table-row>
        <table:table-row table:style-name="ro1">
          <table:table-cell office:value-type="string" calcext:value-type="string">
            <text:p>icfai.uday@gmail.com </text:p>
          </table:table-cell>
          <table:table-cell office:value-type="float" office:value="5581.1118738" calcext:value-type="float">
            <text:p>5581.1118738</text:p>
          </table:table-cell>
        </table:table-row>
        <table:table-row table:style-name="ro1">
          <table:table-cell office:value-type="string" calcext:value-type="string">
            <text:p>ankurv857@gmail.com </text:p>
          </table:table-cell>
          <table:table-cell office:value-type="float" office:value="5581.39604266" calcext:value-type="float">
            <text:p>5581.39604266</text:p>
          </table:table-cell>
        </table:table-row>
        <table:table-row table:style-name="ro1">
          <table:table-cell office:value-type="string" calcext:value-type="string">
            <text:p>test_SEA@maily.com </text:p>
          </table:table-cell>
          <table:table-cell office:value-type="float" office:value="5581.39604267" calcext:value-type="float">
            <text:p>5581.39604267</text:p>
          </table:table-cell>
        </table:table-row>
        <table:table-row table:style-name="ro1">
          <table:table-cell office:value-type="string" calcext:value-type="string">
            <text:p>dhillon_81@yahoo.com </text:p>
          </table:table-cell>
          <table:table-cell office:value-type="float" office:value="5582.01234646" calcext:value-type="float">
            <text:p>5582.01234646</text:p>
          </table:table-cell>
        </table:table-row>
        <table:table-row table:style-name="ro1">
          <table:table-cell office:value-type="string" calcext:value-type="string">
            <text:p>akbuddana@yahoo.com </text:p>
          </table:table-cell>
          <table:table-cell office:value-type="float" office:value="5582.82856021" calcext:value-type="float">
            <text:p>5582.82856021</text:p>
          </table:table-cell>
        </table:table-row>
        <table:table-row table:style-name="ro1">
          <table:table-cell office:value-type="string" calcext:value-type="string">
            <text:p>vikash.duliajan@gmail.com </text:p>
          </table:table-cell>
          <table:table-cell office:value-type="float" office:value="5584.38861516" calcext:value-type="float">
            <text:p>5584.38861516</text:p>
          </table:table-cell>
        </table:table-row>
        <table:table-row table:style-name="ro1">
          <table:table-cell office:value-type="string" calcext:value-type="string">
            <text:p>benchmark@av.com </text:p>
          </table:table-cell>
          <table:table-cell office:value-type="float" office:value="5584.38861516" calcext:value-type="float">
            <text:p>5584.38861516</text:p>
          </table:table-cell>
        </table:table-row>
        <table:table-row table:style-name="ro1">
          <table:table-cell office:value-type="string" calcext:value-type="string">
            <text:p>a@gg </text:p>
          </table:table-cell>
          <table:table-cell office:value-type="float" office:value="5584.38861516" calcext:value-type="float">
            <text:p>5584.38861516</text:p>
          </table:table-cell>
        </table:table-row>
        <table:table-row table:style-name="ro1">
          <table:table-cell office:value-type="string" calcext:value-type="string">
            <text:p>hsk@gmail.com </text:p>
          </table:table-cell>
          <table:table-cell office:value-type="float" office:value="5584.89867525" calcext:value-type="float">
            <text:p>5584.89867525</text:p>
          </table:table-cell>
        </table:table-row>
        <table:table-row table:style-name="ro1">
          <table:table-cell office:value-type="string" calcext:value-type="string">
            <text:p>cor@remov.com </text:p>
          </table:table-cell>
          <table:table-cell office:value-type="float" office:value="5585.42068336" calcext:value-type="float">
            <text:p>5585.42068336</text:p>
          </table:table-cell>
        </table:table-row>
        <table:table-row table:style-name="ro1">
          <table:table-cell office:value-type="string" calcext:value-type="string">
            <text:p>icfa.uday@gmail.com </text:p>
          </table:table-cell>
          <table:table-cell office:value-type="float" office:value="5586.80646435" calcext:value-type="float">
            <text:p>5586.80646435</text:p>
          </table:table-cell>
        </table:table-row>
        <table:table-row table:style-name="ro1">
          <table:table-cell office:value-type="string" calcext:value-type="string">
            <text:p>k@k.com </text:p>
          </table:table-cell>
          <table:table-cell office:value-type="float" office:value="5586.83495593" calcext:value-type="float">
            <text:p>5586.83495593</text:p>
          </table:table-cell>
        </table:table-row>
        <table:table-row table:style-name="ro1">
          <table:table-cell office:value-type="string" calcext:value-type="string">
            <text:p>SRK@hack.com </text:p>
          </table:table-cell>
          <table:table-cell office:value-type="float" office:value="5591.14810837" calcext:value-type="float">
            <text:p>5591.14810837</text:p>
          </table:table-cell>
        </table:table-row>
        <table:table-row table:style-name="ro1">
          <table:table-cell office:value-type="string" calcext:value-type="string">
            <text:p>raju.rgi@gmail.com </text:p>
          </table:table-cell>
          <table:table-cell office:value-type="float" office:value="5592.98344032" calcext:value-type="float">
            <text:p>5592.98344032</text:p>
          </table:table-cell>
        </table:table-row>
        <table:table-row table:style-name="ro1">
          <table:table-cell office:value-type="string" calcext:value-type="string">
            <text:p>praveen766@gmail.com </text:p>
          </table:table-cell>
          <table:table-cell office:value-type="float" office:value="5593.94862486" calcext:value-type="float">
            <text:p>5593.94862486</text:p>
          </table:table-cell>
        </table:table-row>
        <table:table-row table:style-name="ro1">
          <table:table-cell office:value-type="string" calcext:value-type="string">
            <text:p>ds_215522@desxl.com </text:p>
          </table:table-cell>
          <table:table-cell office:value-type="float" office:value="5594.63480107" calcext:value-type="float">
            <text:p>5594.63480107</text:p>
          </table:table-cell>
        </table:table-row>
        <table:table-row table:style-name="ro1">
          <table:table-cell office:value-type="string" calcext:value-type="string">
            <text:p>seaem@foo.bar </text:p>
          </table:table-cell>
          <table:table-cell office:value-type="float" office:value="5595.38971645" calcext:value-type="float">
            <text:p>5595.38971645</text:p>
          </table:table-cell>
        </table:table-row>
        <table:table-row table:style-name="ro1">
          <table:table-cell office:value-type="string" calcext:value-type="string">
            <text:p>seaem@fool.bar </text:p>
          </table:table-cell>
          <table:table-cell office:value-type="float" office:value="5595.38971645" calcext:value-type="float">
            <text:p>5595.38971645</text:p>
          </table:table-cell>
        </table:table-row>
        <table:table-row table:style-name="ro1">
          <table:table-cell office:value-type="string" calcext:value-type="string">
            <text:p>glm@new.com </text:p>
          </table:table-cell>
          <table:table-cell office:value-type="float" office:value="5596.95520951" calcext:value-type="float">
            <text:p>5596.95520951</text:p>
          </table:table-cell>
        </table:table-row>
        <table:table-row table:style-name="ro1">
          <table:table-cell office:value-type="string" calcext:value-type="string">
            <text:p>balaji.s.raghu@gmail.com </text:p>
          </table:table-cell>
          <table:table-cell office:value-type="float" office:value="5598.09705318" calcext:value-type="float">
            <text:p>5598.09705318</text:p>
          </table:table-cell>
        </table:table-row>
        <table:table-row table:style-name="ro1">
          <table:table-cell office:value-type="string" calcext:value-type="string">
            <text:p>wee@sfd.com </text:p>
          </table:table-cell>
          <table:table-cell office:value-type="float" office:value="5598.33937842" calcext:value-type="float">
            <text:p>5598.33937842</text:p>
          </table:table-cell>
        </table:table-row>
        <table:table-row table:style-name="ro1">
          <table:table-cell office:value-type="string" calcext:value-type="string">
            <text:p>overfit2@fck.in </text:p>
          </table:table-cell>
          <table:table-cell office:value-type="float" office:value="5598.45825423" calcext:value-type="float">
            <text:p>5598.45825423</text:p>
          </table:table-cell>
        </table:table-row>
        <table:table-row table:style-name="ro1">
          <table:table-cell office:value-type="string" calcext:value-type="string">
            <text:p>fckng@Overfit.in </text:p>
          </table:table-cell>
          <table:table-cell office:value-type="float" office:value="5614.46881086" calcext:value-type="float">
            <text:p>5614.46881086</text:p>
          </table:table-cell>
        </table:table-row>
        <table:table-row table:style-name="ro1">
          <table:table-cell office:value-type="string" calcext:value-type="string">
            <text:p>badrinath.mn@gmail.com </text:p>
          </table:table-cell>
          <table:table-cell office:value-type="float" office:value="5615.52536617" calcext:value-type="float">
            <text:p>5615.52536617</text:p>
          </table:table-cell>
        </table:table-row>
        <table:table-row table:style-name="ro1">
          <table:table-cell office:value-type="string" calcext:value-type="string">
            <text:p>viki5@viki.com </text:p>
          </table:table-cell>
          <table:table-cell office:value-type="float" office:value="5615.86763265" calcext:value-type="float">
            <text:p>5615.86763265</text:p>
          </table:table-cell>
        </table:table-row>
        <table:table-row table:style-name="ro1">
          <table:table-cell office:value-type="string" calcext:value-type="string">
            <text:p>0rithwik@gmail.com </text:p>
          </table:table-cell>
          <table:table-cell office:value-type="float" office:value="5617.92409321" calcext:value-type="float">
            <text:p>5617.92409321</text:p>
          </table:table-cell>
        </table:table-row>
        <table:table-row table:style-name="ro1">
          <table:table-cell office:value-type="string" calcext:value-type="string">
            <text:p>TAVISH.srivastava@gmail.com </text:p>
          </table:table-cell>
          <table:table-cell office:value-type="float" office:value="5620.64558473" calcext:value-type="float">
            <text:p>5620.64558473</text:p>
          </table:table-cell>
        </table:table-row>
        <table:table-row table:style-name="ro1">
          <table:table-cell office:value-type="string" calcext:value-type="string">
            <text:p>viki3@viki.com </text:p>
          </table:table-cell>
          <table:table-cell office:value-type="float" office:value="5626.6176555" calcext:value-type="float">
            <text:p>5626.6176555</text:p>
          </table:table-cell>
        </table:table-row>
        <table:table-row table:style-name="ro1">
          <table:table-cell office:value-type="string" calcext:value-type="string">
            <text:p>viki4@viki.com </text:p>
          </table:table-cell>
          <table:table-cell office:value-type="float" office:value="5628.15592206" calcext:value-type="float">
            <text:p>5628.15592206</text:p>
          </table:table-cell>
        </table:table-row>
        <table:table-row table:style-name="ro1">
          <table:table-cell office:value-type="string" calcext:value-type="string">
            <text:p>thewiz12@gmail.com </text:p>
          </table:table-cell>
          <table:table-cell office:value-type="float" office:value="5632.91303043" calcext:value-type="float">
            <text:p>5632.91303043</text:p>
          </table:table-cell>
        </table:table-row>
        <table:table-row table:style-name="ro1">
          <table:table-cell office:value-type="string" calcext:value-type="string">
            <text:p>viki2@viki.com </text:p>
          </table:table-cell>
          <table:table-cell office:value-type="float" office:value="5636.35074462" calcext:value-type="float">
            <text:p>5636.35074462</text:p>
          </table:table-cell>
        </table:table-row>
        <table:table-row table:style-name="ro1">
          <table:table-cell office:value-type="string" calcext:value-type="string">
            <text:p>viki6@viki.com </text:p>
          </table:table-cell>
          <table:table-cell office:value-type="float" office:value="5647.18020321" calcext:value-type="float">
            <text:p>5647.18020321</text:p>
          </table:table-cell>
        </table:table-row>
        <table:table-row table:style-name="ro1">
          <table:table-cell office:value-type="string" calcext:value-type="string">
            <text:p>seaem@foo.bars </text:p>
          </table:table-cell>
          <table:table-cell office:value-type="float" office:value="5654.36197871" calcext:value-type="float">
            <text:p>5654.36197871</text:p>
          </table:table-cell>
        </table:table-row>
        <table:table-row table:style-name="ro1">
          <table:table-cell office:value-type="string" calcext:value-type="string">
            <text:p>abc@def.ghi </text:p>
          </table:table-cell>
          <table:table-cell office:value-type="float" office:value="5657.95509081" calcext:value-type="float">
            <text:p>5657.95509081</text:p>
          </table:table-cell>
        </table:table-row>
        <table:table-row table:style-name="ro1">
          <table:table-cell office:value-type="string" calcext:value-type="string">
            <text:p>aksgupta123@gmail.com </text:p>
          </table:table-cell>
          <table:table-cell office:value-type="float" office:value="5658.93474388" calcext:value-type="float">
            <text:p>5658.93474388</text:p>
          </table:table-cell>
        </table:table-row>
        <table:table-row table:style-name="ro1">
          <table:table-cell office:value-type="string" calcext:value-type="string">
            <text:p>akbism@gmail.com </text:p>
          </table:table-cell>
          <table:table-cell office:value-type="float" office:value="5660.26777995" calcext:value-type="float">
            <text:p>5660.26777995</text:p>
          </table:table-cell>
        </table:table-row>
        <table:table-row table:style-name="ro1">
          <table:table-cell office:value-type="string" calcext:value-type="string">
            <text:p>bala@heaven.com </text:p>
          </table:table-cell>
          <table:table-cell office:value-type="float" office:value="5663.38797245" calcext:value-type="float">
            <text:p>5663.38797245</text:p>
          </table:table-cell>
        </table:table-row>
        <table:table-row table:style-name="ro1">
          <table:table-cell office:value-type="string" calcext:value-type="string">
            <text:p>11@gmail.com </text:p>
          </table:table-cell>
          <table:table-cell office:value-type="float" office:value="5663.71647003" calcext:value-type="float">
            <text:p>5663.71647003</text:p>
          </table:table-cell>
        </table:table-row>
        <table:table-row table:style-name="ro1">
          <table:table-cell office:value-type="string" calcext:value-type="string">
            <text:p>12@gmail.com </text:p>
          </table:table-cell>
          <table:table-cell office:value-type="float" office:value="5663.71647003" calcext:value-type="float">
            <text:p>5663.71647003</text:p>
          </table:table-cell>
        </table:table-row>
        <table:table-row table:style-name="ro1">
          <table:table-cell office:value-type="string" calcext:value-type="string">
            <text:p>13@gmail.com </text:p>
          </table:table-cell>
          <table:table-cell office:value-type="float" office:value="5663.71647003" calcext:value-type="float">
            <text:p>5663.71647003</text:p>
          </table:table-cell>
        </table:table-row>
        <table:table-row table:style-name="ro1">
          <table:table-cell office:value-type="string" calcext:value-type="string">
            <text:p>14@gmail.com </text:p>
          </table:table-cell>
          <table:table-cell office:value-type="float" office:value="5663.71647003" calcext:value-type="float">
            <text:p>5663.71647003</text:p>
          </table:table-cell>
        </table:table-row>
        <table:table-row table:style-name="ro1">
          <table:table-cell office:value-type="string" calcext:value-type="string">
            <text:p>econchecker8@gmail.com </text:p>
          </table:table-cell>
          <table:table-cell office:value-type="float" office:value="5665.97177891" calcext:value-type="float">
            <text:p>5665.97177891</text:p>
          </table:table-cell>
        </table:table-row>
        <table:table-row table:style-name="ro1">
          <table:table-cell office:value-type="string" calcext:value-type="string">
            <text:p>viki9@viki.com </text:p>
          </table:table-cell>
          <table:table-cell office:value-type="float" office:value="5665.97481882" calcext:value-type="float">
            <text:p>5665.97481882</text:p>
          </table:table-cell>
        </table:table-row>
        <table:table-row table:style-name="ro1">
          <table:table-cell office:value-type="string" calcext:value-type="string">
            <text:p>rsramansharma567@gmail.com </text:p>
          </table:table-cell>
          <table:table-cell office:value-type="float" office:value="5669.19798482" calcext:value-type="float">
            <text:p>5669.19798482</text:p>
          </table:table-cell>
        </table:table-row>
        <table:table-row table:style-name="ro1">
          <table:table-cell office:value-type="string" calcext:value-type="string">
            <text:p>seaem@foo.smallbars </text:p>
          </table:table-cell>
          <table:table-cell office:value-type="float" office:value="5669.98112534" calcext:value-type="float">
            <text:p>5669.98112534</text:p>
          </table:table-cell>
        </table:table-row>
        <table:table-row table:style-name="ro1">
          <table:table-cell office:value-type="string" calcext:value-type="string">
            <text:p>hohoho@northpole.org </text:p>
          </table:table-cell>
          <table:table-cell office:value-type="float" office:value="5676.19346834" calcext:value-type="float">
            <text:p>5676.19346834</text:p>
          </table:table-cell>
        </table:table-row>
        <table:table-row table:style-name="ro1">
          <table:table-cell office:value-type="string" calcext:value-type="string">
            <text:p>tavISH.srivastava@gmail.com </text:p>
          </table:table-cell>
          <table:table-cell office:value-type="float" office:value="5695.81488392" calcext:value-type="float">
            <text:p>5695.81488392</text:p>
          </table:table-cell>
        </table:table-row>
        <table:table-row table:style-name="ro1">
          <table:table-cell office:value-type="string" calcext:value-type="string">
            <text:p>tavish.srivastava@gmail.com </text:p>
          </table:table-cell>
          <table:table-cell office:value-type="float" office:value="5697.0733556" calcext:value-type="float">
            <text:p>5697.0733556</text:p>
          </table:table-cell>
        </table:table-row>
        <table:table-row table:style-name="ro1">
          <table:table-cell office:value-type="string" calcext:value-type="string">
            <text:p>econchecker9@gmail.com </text:p>
          </table:table-cell>
          <table:table-cell office:value-type="float" office:value="5697.10736641" calcext:value-type="float">
            <text:p>5697.10736641</text:p>
          </table:table-cell>
        </table:table-row>
        <table:table-row table:style-name="ro1">
          <table:table-cell office:value-type="string" calcext:value-type="string">
            <text:p>viki8@viki.com </text:p>
          </table:table-cell>
          <table:table-cell office:value-type="float" office:value="5708.53172987" calcext:value-type="float">
            <text:p>5708.53172987</text:p>
          </table:table-cell>
        </table:table-row>
        <table:table-row table:style-name="ro1">
          <table:table-cell office:value-type="string" calcext:value-type="string">
            <text:p>10@gmail.com </text:p>
          </table:table-cell>
          <table:table-cell office:value-type="float" office:value="5710.04013623" calcext:value-type="float">
            <text:p>5710.04013623</text:p>
          </table:table-cell>
        </table:table-row>
        <table:table-row table:style-name="ro1">
          <table:table-cell office:value-type="string" calcext:value-type="string">
            <text:p>dd@gmail.com </text:p>
          </table:table-cell>
          <table:table-cell office:value-type="float" office:value="5726.16654952" calcext:value-type="float">
            <text:p>5726.16654952</text:p>
          </table:table-cell>
        </table:table-row>
        <table:table-row table:style-name="ro1">
          <table:table-cell office:value-type="string" calcext:value-type="string">
            <text:p>saimadhu.iiit@gmail.com </text:p>
          </table:table-cell>
          <table:table-cell office:value-type="float" office:value="5729.1449919" calcext:value-type="float">
            <text:p>5729.1449919</text:p>
          </table:table-cell>
        </table:table-row>
        <table:table-row table:style-name="ro1">
          <table:table-cell office:value-type="string" calcext:value-type="string">
            <text:p>prahlad12@gmail.com </text:p>
          </table:table-cell>
          <table:table-cell office:value-type="float" office:value="5729.4347362" calcext:value-type="float">
            <text:p>5729.4347362</text:p>
          </table:table-cell>
        </table:table-row>
        <table:table-row table:style-name="ro1">
          <table:table-cell office:value-type="string" calcext:value-type="string">
            <text:p>pinogl59@gmail.com </text:p>
          </table:table-cell>
          <table:table-cell office:value-type="float" office:value="5729.76726474" calcext:value-type="float">
            <text:p>5729.76726474</text:p>
          </table:table-cell>
        </table:table-row>
        <table:table-row table:style-name="ro1">
          <table:table-cell office:value-type="string" calcext:value-type="string">
            <text:p>viki1@viki.com </text:p>
          </table:table-cell>
          <table:table-cell office:value-type="float" office:value="5729.92258618" calcext:value-type="float">
            <text:p>5729.92258618</text:p>
          </table:table-cell>
        </table:table-row>
        <table:table-row table:style-name="ro1">
          <table:table-cell office:value-type="string" calcext:value-type="string">
            <text:p>seaem@foo.bar2 </text:p>
          </table:table-cell>
          <table:table-cell office:value-type="float" office:value="5732.87897321" calcext:value-type="float">
            <text:p>5732.87897321</text:p>
          </table:table-cell>
        </table:table-row>
        <table:table-row table:style-name="ro1">
          <table:table-cell office:value-type="string" calcext:value-type="string">
            <text:p>malav42@gmail.com </text:p>
          </table:table-cell>
          <table:table-cell office:value-type="float" office:value="5734.4464739" calcext:value-type="float">
            <text:p>5734.4464739</text:p>
          </table:table-cell>
        </table:table-row>
        <table:table-row table:style-name="ro1">
          <table:table-cell office:value-type="string" calcext:value-type="string">
            <text:p>econchecker7@gmail.com </text:p>
          </table:table-cell>
          <table:table-cell office:value-type="float" office:value="5740.85179217" calcext:value-type="float">
            <text:p>5740.85179217</text:p>
          </table:table-cell>
        </table:table-row>
        <table:table-row table:style-name="ro1">
          <table:table-cell office:value-type="string" calcext:value-type="string">
            <text:p>viki7@viki.com </text:p>
          </table:table-cell>
          <table:table-cell office:value-type="float" office:value="5745.8498353" calcext:value-type="float">
            <text:p>5745.8498353</text:p>
          </table:table-cell>
        </table:table-row>
        <table:table-row table:style-name="ro1">
          <table:table-cell office:value-type="string" calcext:value-type="string">
            <text:p>econchecker4@gmail.com </text:p>
          </table:table-cell>
          <table:table-cell office:value-type="float" office:value="5757.82277212" calcext:value-type="float">
            <text:p>5757.82277212</text:p>
          </table:table-cell>
        </table:table-row>
        <table:table-row table:style-name="ro1">
          <table:table-cell office:value-type="string" calcext:value-type="string">
            <text:p>econchecker6@gmail.com </text:p>
          </table:table-cell>
          <table:table-cell office:value-type="float" office:value="5757.82277212" calcext:value-type="float">
            <text:p>5757.82277212</text:p>
          </table:table-cell>
        </table:table-row>
        <table:table-row table:style-name="ro1">
          <table:table-cell office:value-type="string" calcext:value-type="string">
            <text:p>econchecker1@gmail.com </text:p>
          </table:table-cell>
          <table:table-cell office:value-type="float" office:value="5757.93252483" calcext:value-type="float">
            <text:p>5757.93252483</text:p>
          </table:table-cell>
        </table:table-row>
        <table:table-row table:style-name="ro1">
          <table:table-cell office:value-type="string" calcext:value-type="string">
            <text:p>econchecker2@gmail.com </text:p>
          </table:table-cell>
          <table:table-cell office:value-type="float" office:value="5761.14555132" calcext:value-type="float">
            <text:p>5761.14555132</text:p>
          </table:table-cell>
        </table:table-row>
        <table:table-row table:style-name="ro1">
          <table:table-cell office:value-type="string" calcext:value-type="string">
            <text:p>econchecker5@gmail.com </text:p>
          </table:table-cell>
          <table:table-cell office:value-type="float" office:value="5762.56669534" calcext:value-type="float">
            <text:p>5762.56669534</text:p>
          </table:table-cell>
        </table:table-row>
        <table:table-row table:style-name="ro1">
          <table:table-cell office:value-type="string" calcext:value-type="string">
            <text:p>econchecker3@gmail.com </text:p>
          </table:table-cell>
          <table:table-cell office:value-type="float" office:value="5765.80783602" calcext:value-type="float">
            <text:p>5765.80783602</text:p>
          </table:table-cell>
        </table:table-row>
        <table:table-row table:style-name="ro1">
          <table:table-cell office:value-type="string" calcext:value-type="string">
            <text:p>karth@outlook.com </text:p>
          </table:table-cell>
          <table:table-cell office:value-type="float" office:value="5781.60128812" calcext:value-type="float">
            <text:p>5781.60128812</text:p>
          </table:table-cell>
        </table:table-row>
        <table:table-row table:style-name="ro1">
          <table:table-cell office:value-type="string" calcext:value-type="string">
            <text:p>bhuvana@gmail.com </text:p>
          </table:table-cell>
          <table:table-cell office:value-type="float" office:value="5782.49829181" calcext:value-type="float">
            <text:p>5782.49829181</text:p>
          </table:table-cell>
        </table:table-row>
        <table:table-row table:style-name="ro1">
          <table:table-cell office:value-type="string" calcext:value-type="string">
            <text:p>viki@viki.com </text:p>
          </table:table-cell>
          <table:table-cell office:value-type="float" office:value="5800.22504145" calcext:value-type="float">
            <text:p>5800.22504145</text:p>
          </table:table-cell>
        </table:table-row>
        <table:table-row table:style-name="ro1">
          <table:table-cell office:value-type="string" calcext:value-type="string">
            <text:p>sigmoid@curve </text:p>
          </table:table-cell>
          <table:table-cell office:value-type="float" office:value="5816.22122918" calcext:value-type="float">
            <text:p>5816.22122918</text:p>
          </table:table-cell>
        </table:table-row>
        <table:table-row table:style-name="ro1">
          <table:table-cell office:value-type="string" calcext:value-type="string">
            <text:p>econchecker@gmail.com </text:p>
          </table:table-cell>
          <table:table-cell office:value-type="float" office:value="5852.46730348" calcext:value-type="float">
            <text:p>5852.46730348</text:p>
          </table:table-cell>
        </table:table-row>
        <table:table-row table:style-name="ro1">
          <table:table-cell office:value-type="string" calcext:value-type="string">
            <text:p>badrinath.mn2@gmail.com </text:p>
          </table:table-cell>
          <table:table-cell office:value-type="float" office:value="5883.31949794" calcext:value-type="float">
            <text:p>5883.31949794</text:p>
          </table:table-cell>
        </table:table-row>
        <table:table-row table:style-name="ro1">
          <table:table-cell office:value-type="string" calcext:value-type="string">
            <text:p>pooja@av.com </text:p>
          </table:table-cell>
          <table:table-cell office:value-type="float" office:value="5999.54478435" calcext:value-type="float">
            <text:p>5999.54478435</text:p>
          </table:table-cell>
        </table:table-row>
        <table:table-row table:style-name="ro1">
          <table:table-cell office:value-type="string" calcext:value-type="string">
            <text:p>chidambara.natarajan@gmail.com </text:p>
          </table:table-cell>
          <table:table-cell office:value-type="float" office:value="6139.92715628" calcext:value-type="float">
            <text:p>6139.92715628</text:p>
          </table:table-cell>
        </table:table-row>
        <table:table-row table:style-name="ro1">
          <table:table-cell office:value-type="string" calcext:value-type="string">
            <text:p>gauravkantgoel1@gmail.com </text:p>
          </table:table-cell>
          <table:table-cell office:value-type="float" office:value="6140.12909978" calcext:value-type="float">
            <text:p>6140.12909978</text:p>
          </table:table-cell>
        </table:table-row>
        <table:table-row table:style-name="ro1">
          <table:table-cell office:value-type="string" calcext:value-type="string">
            <text:p>test@test.com </text:p>
          </table:table-cell>
          <table:table-cell office:value-type="float" office:value="6329.30487133" calcext:value-type="float">
            <text:p>6329.30487133</text:p>
          </table:table-cell>
        </table:table-row>
        <table:table-row table:style-name="ro1">
          <table:table-cell office:value-type="string" calcext:value-type="string">
            <text:p>san_sri12@gmail.com </text:p>
          </table:table-cell>
          <table:table-cell office:value-type="float" office:value="6449.41526071" calcext:value-type="float">
            <text:p>6449.41526071</text:p>
          </table:table-cell>
        </table:table-row>
        <table:table-row table:style-name="ro1">
          <table:table-cell office:value-type="string" calcext:value-type="string">
            <text:p>jitin.kapila@gmail.com </text:p>
          </table:table-cell>
          <table:table-cell office:value-type="float" office:value="6497.25214036" calcext:value-type="float">
            <text:p>6497.25214036</text:p>
          </table:table-cell>
        </table:table-row>
        <table:table-row table:style-name="ro1">
          <table:table-cell office:value-type="string" calcext:value-type="string">
            <text:p>saimadhu@dataaspirant.com </text:p>
          </table:table-cell>
          <table:table-cell office:value-type="float" office:value="7138.66146442" calcext:value-type="float">
            <text:p>7138.66146442</text:p>
          </table:table-cell>
        </table:table-row>
        <table:table-row table:style-name="ro1">
          <table:table-cell office:value-type="string" calcext:value-type="string">
            <text:p>rand@forest.com </text:p>
          </table:table-cell>
          <table:table-cell office:value-type="float" office:value="7656.81980241" calcext:value-type="float">
            <text:p>7656.81980241</text:p>
          </table:table-cell>
        </table:table-row>
        <table:table-row table:style-name="ro1">
          <table:table-cell office:value-type="string" calcext:value-type="string">
            <text:p>kj@test.com </text:p>
          </table:table-cell>
          <table:table-cell office:value-type="float" office:value="7949.83017103" calcext:value-type="float">
            <text:p>7949.83017103</text:p>
          </table:table-cell>
        </table:table-row>
        <table:table-row table:style-name="ro1">
          <table:table-cell office:value-type="string" calcext:value-type="string">
            <text:p>tvmanikandan@gmail.com </text:p>
          </table:table-cell>
          <table:table-cell office:value-type="float" office:value="9744.34988951" calcext:value-type="float">
            <text:p>9744.34988951</text:p>
          </table:table-cell>
        </table:table-row>
        <table:table-row table:style-name="ro1">
          <table:table-cell office:value-type="string" calcext:value-type="string">
            <text:p>scale@stn.com </text:p>
          </table:table-cell>
          <table:table-cell office:value-type="float" office:value="16014.9811674" calcext:value-type="float">
            <text:p>16014.9811674</text:p>
          </table:table-cell>
        </table:table-row>
        <table:table-row table:style-name="ro1">
          <table:table-cell office:value-type="string" calcext:value-type="string">
            <text:p>aditya@hack.com </text:p>
          </table:table-cell>
          <table:table-cell office:value-type="float" office:value="7562.43026311" calcext:value-type="float">
            <text:p>7562.43026311</text:p>
          </table:table-cell>
        </table:table-row>
        <table:table-row table:style-name="ro1">
          <table:table-cell office:value-type="string" calcext:value-type="string">
            <text:p>viki15@viki.com </text:p>
          </table:table-cell>
          <table:table-cell office:value-type="float" office:value="7564.77101688" calcext:value-type="float">
            <text:p>7564.77101688</text:p>
          </table:table-cell>
        </table:table-row>
        <table:table-row table:style-name="ro1">
          <table:table-cell office:value-type="string" calcext:value-type="string">
            <text:p>viki18@viki.com </text:p>
          </table:table-cell>
          <table:table-cell office:value-type="float" office:value="7564.97153042" calcext:value-type="float">
            <text:p>7564.97153042</text:p>
          </table:table-cell>
        </table:table-row>
        <table:table-row table:style-name="ro1">
          <table:table-cell office:value-type="string" calcext:value-type="string">
            <text:p>viki24@viki.com </text:p>
          </table:table-cell>
          <table:table-cell office:value-type="float" office:value="7566.23016588" calcext:value-type="float">
            <text:p>7566.23016588</text:p>
          </table:table-cell>
        </table:table-row>
        <table:table-row table:style-name="ro1">
          <table:table-cell office:value-type="string" calcext:value-type="string">
            <text:p>viki23@gmail.com </text:p>
          </table:table-cell>
          <table:table-cell office:value-type="float" office:value="7578.33972556" calcext:value-type="float">
            <text:p>7578.33972556</text:p>
          </table:table-cell>
        </table:table-row>
        <table:table-row table:style-name="ro1">
          <table:table-cell office:value-type="string" calcext:value-type="string">
            <text:p>viki16@viki.com </text:p>
          </table:table-cell>
          <table:table-cell office:value-type="float" office:value="7578.47132938" calcext:value-type="float">
            <text:p>7578.47132938</text:p>
          </table:table-cell>
        </table:table-row>
        <table:table-row table:style-name="ro1">
          <table:table-cell office:value-type="string" calcext:value-type="string">
            <text:p>viki17@viki.com </text:p>
          </table:table-cell>
          <table:table-cell office:value-type="float" office:value="7580.51355542" calcext:value-type="float">
            <text:p>7580.51355542</text:p>
          </table:table-cell>
        </table:table-row>
        <table:table-row table:style-name="ro1">
          <table:table-cell office:value-type="string" calcext:value-type="string">
            <text:p>TrickyStuff@slit.com </text:p>
          </table:table-cell>
          <table:table-cell office:value-type="float" office:value="7581.46727759" calcext:value-type="float">
            <text:p>7581.46727759</text:p>
          </table:table-cell>
        </table:table-row>
        <table:table-row table:style-name="ro1">
          <table:table-cell office:value-type="string" calcext:value-type="string">
            <text:p>viki22@gmail.com </text:p>
          </table:table-cell>
          <table:table-cell office:value-type="float" office:value="7582.18030234" calcext:value-type="float">
            <text:p>7582.18030234</text:p>
          </table:table-cell>
        </table:table-row>
        <table:table-row table:style-name="ro1">
          <table:table-cell office:value-type="string" calcext:value-type="string">
            <text:p>yadhu@621.com </text:p>
          </table:table-cell>
          <table:table-cell office:value-type="float" office:value="7591.20837561" calcext:value-type="float">
            <text:p>7591.20837561</text:p>
          </table:table-cell>
        </table:table-row>
        <table:table-row table:style-name="ro1">
          <table:table-cell office:value-type="string" calcext:value-type="string">
            <text:p>ankurv857@gmail.com </text:p>
          </table:table-cell>
          <table:table-cell office:value-type="float" office:value="7592.30445237" calcext:value-type="float">
            <text:p>7592.30445237</text:p>
          </table:table-cell>
        </table:table-row>
        <table:table-row table:style-name="ro1">
          <table:table-cell office:value-type="string" calcext:value-type="string">
            <text:p>newstuff@htrae.in </text:p>
          </table:table-cell>
          <table:table-cell office:value-type="float" office:value="7593.196592" calcext:value-type="float">
            <text:p>7593.196592</text:p>
          </table:table-cell>
        </table:table-row>
        <table:table-row table:style-name="ro1">
          <table:table-cell office:value-type="string" calcext:value-type="string">
            <text:p>Onelast@hurray.in </text:p>
          </table:table-cell>
          <table:table-cell office:value-type="float" office:value="7594.41848916" calcext:value-type="float">
            <text:p>7594.41848916</text:p>
          </table:table-cell>
        </table:table-row>
        <table:table-row table:style-name="ro1">
          <table:table-cell office:value-type="string" calcext:value-type="string">
            <text:p>aayushmnit@gmail.com </text:p>
          </table:table-cell>
          <table:table-cell office:value-type="float" office:value="7595.32482914" calcext:value-type="float">
            <text:p>7595.32482914</text:p>
          </table:table-cell>
        </table:table-row>
        <table:table-row table:style-name="ro1">
          <table:table-cell office:value-type="string" calcext:value-type="string">
            <text:p>aks.521@gmail.com </text:p>
          </table:table-cell>
          <table:table-cell office:value-type="float" office:value="7596.73981898" calcext:value-type="float">
            <text:p>7596.73981898</text:p>
          </table:table-cell>
        </table:table-row>
        <table:table-row table:style-name="ro1">
          <table:table-cell office:value-type="string" calcext:value-type="string">
            <text:p>me@gmail.com </text:p>
          </table:table-cell>
          <table:table-cell office:value-type="float" office:value="7598.65199012" calcext:value-type="float">
            <text:p>7598.65199012</text:p>
          </table:table-cell>
        </table:table-row>
        <table:table-row table:style-name="ro1">
          <table:table-cell office:value-type="string" calcext:value-type="string">
            <text:p>ss@gmail.com </text:p>
          </table:table-cell>
          <table:table-cell office:value-type="float" office:value="7600.2001209" calcext:value-type="float">
            <text:p>7600.2001209</text:p>
          </table:table-cell>
        </table:table-row>
        <table:table-row table:style-name="ro1">
          <table:table-cell office:value-type="string" calcext:value-type="string">
            <text:p>me1@gmail.com </text:p>
          </table:table-cell>
          <table:table-cell office:value-type="float" office:value="7600.78149635" calcext:value-type="float">
            <text:p>7600.78149635</text:p>
          </table:table-cell>
        </table:table-row>
        <table:table-row table:style-name="ro1">
          <table:table-cell office:value-type="string" calcext:value-type="string">
            <text:p>iAm@Ho.me </text:p>
          </table:table-cell>
          <table:table-cell office:value-type="float" office:value="7601.59144777" calcext:value-type="float">
            <text:p>7601.59144777</text:p>
          </table:table-cell>
        </table:table-row>
        <table:table-row table:style-name="ro1">
          <table:table-cell office:value-type="string" calcext:value-type="string">
            <text:p>chidam@gmail.com </text:p>
          </table:table-cell>
          <table:table-cell office:value-type="float" office:value="7603.31949031" calcext:value-type="float">
            <text:p>7603.31949031</text:p>
          </table:table-cell>
        </table:table-row>
        <table:table-row table:style-name="ro1">
          <table:table-cell office:value-type="string" calcext:value-type="string">
            <text:p>pooja@av.com </text:p>
          </table:table-cell>
          <table:table-cell office:value-type="float" office:value="7604.23767843" calcext:value-type="float">
            <text:p>7604.23767843</text:p>
          </table:table-cell>
        </table:table-row>
        <table:table-row table:style-name="ro1">
          <table:table-cell office:value-type="string" calcext:value-type="string">
            <text:p>123@me.com </text:p>
          </table:table-cell>
          <table:table-cell office:value-type="float" office:value="7604.31403522" calcext:value-type="float">
            <text:p>7604.31403522</text:p>
          </table:table-cell>
        </table:table-row>
        <table:table-row table:style-name="ro1">
          <table:table-cell office:value-type="string" calcext:value-type="string">
            <text:p>bringdata@gmail.com </text:p>
          </table:table-cell>
          <table:table-cell office:value-type="float" office:value="7604.5871289" calcext:value-type="float">
            <text:p>7604.5871289</text:p>
          </table:table-cell>
        </table:table-row>
        <table:table-row table:style-name="ro1">
          <table:table-cell/>
          <table:table-cell office:value-type="float" office:value="7604.98861755" calcext:value-type="float">
            <text:p>7604.98861755</text:p>
          </table:table-cell>
        </table:table-row>
        <table:table-row table:style-name="ro1">
          <table:table-cell office:value-type="string" calcext:value-type="string">
            <text:p>xyz@gmail.com </text:p>
          </table:table-cell>
          <table:table-cell office:value-type="float" office:value="7605.8999976" calcext:value-type="float">
            <text:p>7605.8999976</text:p>
          </table:table-cell>
        </table:table-row>
        <table:table-row table:style-name="ro1">
          <table:table-cell office:value-type="string" calcext:value-type="string">
            <text:p>akshaykher91@gmail.com </text:p>
          </table:table-cell>
          <table:table-cell office:value-type="float" office:value="7607.28561181" calcext:value-type="float">
            <text:p>7607.28561181</text:p>
          </table:table-cell>
        </table:table-row>
        <table:table-row table:style-name="ro1">
          <table:table-cell office:value-type="string" calcext:value-type="string">
            <text:p>bhatprarthana18@gmail.com </text:p>
          </table:table-cell>
          <table:table-cell office:value-type="float" office:value="7608.22184345" calcext:value-type="float">
            <text:p>7608.22184345</text:p>
          </table:table-cell>
        </table:table-row>
        <table:table-row table:style-name="ro1">
          <table:table-cell office:value-type="string" calcext:value-type="string">
            <text:p>raju.rgi@gmail.com </text:p>
          </table:table-cell>
          <table:table-cell office:value-type="float" office:value="7608.32631484" calcext:value-type="float">
            <text:p>7608.32631484</text:p>
          </table:table-cell>
        </table:table-row>
        <table:table-row table:style-name="ro1">
          <table:table-cell office:value-type="string" calcext:value-type="string">
            <text:p>krishna@hack.com </text:p>
          </table:table-cell>
          <table:table-cell office:value-type="float" office:value="7608.94622927" calcext:value-type="float">
            <text:p>7608.94622927</text:p>
          </table:table-cell>
        </table:table-row>
        <table:table-row table:style-name="ro1">
          <table:table-cell office:value-type="string" calcext:value-type="string">
            <text:p>orca@gmail.com </text:p>
          </table:table-cell>
          <table:table-cell office:value-type="float" office:value="7609.6338984" calcext:value-type="float">
            <text:p>7609.6338984</text:p>
          </table:table-cell>
        </table:table-row>
        <table:table-row table:style-name="ro1">
          <table:table-cell office:value-type="string" calcext:value-type="string">
            <text:p>gauravkantgoel@gmail.com </text:p>
          </table:table-cell>
          <table:table-cell office:value-type="float" office:value="7610.20051454" calcext:value-type="float">
            <text:p>7610.20051454</text:p>
          </table:table-cell>
        </table:table-row>
        <table:table-row table:style-name="ro1">
          <table:table-cell office:value-type="string" calcext:value-type="string">
            <text:p>pec.shobhit@gmail.com </text:p>
          </table:table-cell>
          <table:table-cell office:value-type="float" office:value="7610.98284376" calcext:value-type="float">
            <text:p>7610.98284376</text:p>
          </table:table-cell>
        </table:table-row>
        <table:table-row table:style-name="ro1">
          <table:table-cell office:value-type="string" calcext:value-type="string">
            <text:p>stest@gmail.com </text:p>
          </table:table-cell>
          <table:table-cell office:value-type="float" office:value="7610.98284376" calcext:value-type="float">
            <text:p>7610.98284376</text:p>
          </table:table-cell>
        </table:table-row>
        <table:table-row table:style-name="ro1">
          <table:table-cell office:value-type="string" calcext:value-type="string">
            <text:p>test_SEA@maily.com </text:p>
          </table:table-cell>
          <table:table-cell office:value-type="float" office:value="7611.47373298" calcext:value-type="float">
            <text:p>7611.47373298</text:p>
          </table:table-cell>
        </table:table-row>
        <table:table-row table:style-name="ro1">
          <table:table-cell office:value-type="string" calcext:value-type="string">
            <text:p>seaem@foo.bar </text:p>
          </table:table-cell>
          <table:table-cell office:value-type="float" office:value="7611.76476282" calcext:value-type="float">
            <text:p>7611.76476282</text:p>
          </table:table-cell>
        </table:table-row>
        <table:table-row table:style-name="ro1">
          <table:table-cell office:value-type="string" calcext:value-type="string">
            <text:p>seaem@fool.bar </text:p>
          </table:table-cell>
          <table:table-cell office:value-type="float" office:value="7611.76476282" calcext:value-type="float">
            <text:p>7611.76476282</text:p>
          </table:table-cell>
        </table:table-row>
        <table:table-row table:style-name="ro1">
          <table:table-cell office:value-type="string" calcext:value-type="string">
            <text:p>nalinpasricha@outlook.com </text:p>
          </table:table-cell>
          <table:table-cell office:value-type="float" office:value="7611.8847405" calcext:value-type="float">
            <text:p>7611.8847405</text:p>
          </table:table-cell>
        </table:table-row>
        <table:table-row table:style-name="ro1">
          <table:table-cell office:value-type="string" calcext:value-type="string">
            <text:p>ds_215522@desxl.com </text:p>
          </table:table-cell>
          <table:table-cell office:value-type="float" office:value="7611.99624492" calcext:value-type="float">
            <text:p>7611.99624492</text:p>
          </table:table-cell>
        </table:table-row>
        <table:table-row table:style-name="ro1">
          <table:table-cell office:value-type="string" calcext:value-type="string">
            <text:p>a@gg </text:p>
          </table:table-cell>
          <table:table-cell office:value-type="float" office:value="7612.21218885" calcext:value-type="float">
            <text:p>7612.21218885</text:p>
          </table:table-cell>
        </table:table-row>
        <table:table-row table:style-name="ro1">
          <table:table-cell office:value-type="string" calcext:value-type="string">
            <text:p>akbuddana@yahoo.com </text:p>
          </table:table-cell>
          <table:table-cell office:value-type="float" office:value="7613.16364811" calcext:value-type="float">
            <text:p>7613.16364811</text:p>
          </table:table-cell>
        </table:table-row>
        <table:table-row table:style-name="ro1">
          <table:table-cell office:value-type="string" calcext:value-type="string">
            <text:p>kirubakumaresh@gmail.com </text:p>
          </table:table-cell>
          <table:table-cell office:value-type="float" office:value="7614.66457557" calcext:value-type="float">
            <text:p>7614.66457557</text:p>
          </table:table-cell>
        </table:table-row>
        <table:table-row table:style-name="ro1">
          <table:table-cell office:value-type="string" calcext:value-type="string">
            <text:p>viki21@viki.com </text:p>
          </table:table-cell>
          <table:table-cell office:value-type="float" office:value="7617.9326725" calcext:value-type="float">
            <text:p>7617.9326725</text:p>
          </table:table-cell>
        </table:table-row>
        <table:table-row table:style-name="ro1">
          <table:table-cell office:value-type="string" calcext:value-type="string">
            <text:p>icfai.uday@gmail.com </text:p>
          </table:table-cell>
          <table:table-cell office:value-type="float" office:value="7619.67094895" calcext:value-type="float">
            <text:p>7619.67094895</text:p>
          </table:table-cell>
        </table:table-row>
        <table:table-row table:style-name="ro1">
          <table:table-cell office:value-type="string" calcext:value-type="string">
            <text:p>dhillon_81@datahacker.com </text:p>
          </table:table-cell>
          <table:table-cell office:value-type="float" office:value="7623.93211743" calcext:value-type="float">
            <text:p>7623.93211743</text:p>
          </table:table-cell>
        </table:table-row>
        <table:table-row table:style-name="ro1">
          <table:table-cell office:value-type="string" calcext:value-type="string">
            <text:p>bhuvana2@gmail.com </text:p>
          </table:table-cell>
          <table:table-cell office:value-type="float" office:value="7631.58687666" calcext:value-type="float">
            <text:p>7631.58687666</text:p>
          </table:table-cell>
        </table:table-row>
        <table:table-row table:style-name="ro1">
          <table:table-cell office:value-type="string" calcext:value-type="string">
            <text:p>bhuvana4@gmail.com </text:p>
          </table:table-cell>
          <table:table-cell office:value-type="float" office:value="7631.58687666" calcext:value-type="float">
            <text:p>7631.58687666</text:p>
          </table:table-cell>
        </table:table-row>
        <table:table-row table:style-name="ro1">
          <table:table-cell office:value-type="string" calcext:value-type="string">
            <text:p>bhuvana3@gmail.com </text:p>
          </table:table-cell>
          <table:table-cell office:value-type="float" office:value="7632.91667561" calcext:value-type="float">
            <text:p>7632.91667561</text:p>
          </table:table-cell>
        </table:table-row>
        <table:table-row table:style-name="ro1">
          <table:table-cell office:value-type="string" calcext:value-type="string">
            <text:p>manizoya@yahoo.com </text:p>
          </table:table-cell>
          <table:table-cell office:value-type="float" office:value="7633.31230986" calcext:value-type="float">
            <text:p>7633.31230986</text:p>
          </table:table-cell>
        </table:table-row>
        <table:table-row table:style-name="ro1">
          <table:table-cell office:value-type="string" calcext:value-type="string">
            <text:p>bhuvana6@gmail.com </text:p>
          </table:table-cell>
          <table:table-cell office:value-type="float" office:value="7634.82548976" calcext:value-type="float">
            <text:p>7634.82548976</text:p>
          </table:table-cell>
        </table:table-row>
        <table:table-row table:style-name="ro1">
          <table:table-cell office:value-type="string" calcext:value-type="string">
            <text:p>Helloworld2@gmail.com </text:p>
          </table:table-cell>
          <table:table-cell office:value-type="float" office:value="7640.25098972" calcext:value-type="float">
            <text:p>7640.25098972</text:p>
          </table:table-cell>
        </table:table-row>
        <table:table-row table:style-name="ro1">
          <table:table-cell office:value-type="string" calcext:value-type="string">
            <text:p>bhuvana7@gmail.com </text:p>
          </table:table-cell>
          <table:table-cell office:value-type="float" office:value="7653.35097787" calcext:value-type="float">
            <text:p>7653.35097787</text:p>
          </table:table-cell>
        </table:table-row>
        <table:table-row table:style-name="ro1">
          <table:table-cell office:value-type="string" calcext:value-type="string">
            <text:p>balaji.s.raghu@gmail.com </text:p>
          </table:table-cell>
          <table:table-cell office:value-type="float" office:value="7678.34812447" calcext:value-type="float">
            <text:p>7678.34812447</text:p>
          </table:table-cell>
        </table:table-row>
        <table:table-row table:style-name="ro1">
          <table:table-cell office:value-type="string" calcext:value-type="string">
            <text:p>tavish.srivastava@gmail.com </text:p>
          </table:table-cell>
          <table:table-cell office:value-type="float" office:value="7679.27291357" calcext:value-type="float">
            <text:p>7679.27291357</text:p>
          </table:table-cell>
        </table:table-row>
        <table:table-row table:style-name="ro1">
          <table:table-cell office:value-type="string" calcext:value-type="string">
            <text:p>abc@def.ghi </text:p>
          </table:table-cell>
          <table:table-cell office:value-type="float" office:value="7683.70136562" calcext:value-type="float">
            <text:p>7683.70136562</text:p>
          </table:table-cell>
        </table:table-row>
        <table:table-row table:style-name="ro1">
          <table:table-cell office:value-type="string" calcext:value-type="string">
            <text:p>abc2@def.ghi </text:p>
          </table:table-cell>
          <table:table-cell office:value-type="float" office:value="7687.20526617" calcext:value-type="float">
            <text:p>7687.20526617</text:p>
          </table:table-cell>
        </table:table-row>
        <table:table-row table:style-name="ro1">
          <table:table-cell office:value-type="string" calcext:value-type="string">
            <text:p>abc6@def.ghi </text:p>
          </table:table-cell>
          <table:table-cell office:value-type="float" office:value="7687.20526617" calcext:value-type="float">
            <text:p>7687.20526617</text:p>
          </table:table-cell>
        </table:table-row>
        <table:table-row table:style-name="ro1">
          <table:table-cell office:value-type="string" calcext:value-type="string">
            <text:p>seaem@foo.bars </text:p>
          </table:table-cell>
          <table:table-cell office:value-type="float" office:value="7688.99016616" calcext:value-type="float">
            <text:p>7688.99016616</text:p>
          </table:table-cell>
        </table:table-row>
        <table:table-row table:style-name="ro1">
          <table:table-cell office:value-type="string" calcext:value-type="string">
            <text:p>0rithwik@gmail.com </text:p>
          </table:table-cell>
          <table:table-cell office:value-type="float" office:value="7698.56839724" calcext:value-type="float">
            <text:p>7698.56839724</text:p>
          </table:table-cell>
        </table:table-row>
        <table:table-row table:style-name="ro1">
          <table:table-cell office:value-type="string" calcext:value-type="string">
            <text:p>abc5@def.ghi </text:p>
          </table:table-cell>
          <table:table-cell office:value-type="float" office:value="7707.73206974" calcext:value-type="float">
            <text:p>7707.73206974</text:p>
          </table:table-cell>
        </table:table-row>
        <table:table-row table:style-name="ro1">
          <table:table-cell office:value-type="string" calcext:value-type="string">
            <text:p>11@gmail.com </text:p>
          </table:table-cell>
          <table:table-cell office:value-type="float" office:value="7708.88893037" calcext:value-type="float">
            <text:p>7708.88893037</text:p>
          </table:table-cell>
        </table:table-row>
        <table:table-row table:style-name="ro1">
          <table:table-cell office:value-type="string" calcext:value-type="string">
            <text:p>13@gmail.com </text:p>
          </table:table-cell>
          <table:table-cell office:value-type="float" office:value="7708.88893037" calcext:value-type="float">
            <text:p>7708.88893037</text:p>
          </table:table-cell>
        </table:table-row>
        <table:table-row table:style-name="ro1">
          <table:table-cell office:value-type="string" calcext:value-type="string">
            <text:p>econchecker8@gmail.com </text:p>
          </table:table-cell>
          <table:table-cell office:value-type="float" office:value="7710.53491096" calcext:value-type="float">
            <text:p>7710.53491096</text:p>
          </table:table-cell>
        </table:table-row>
        <table:table-row table:style-name="ro1">
          <table:table-cell office:value-type="string" calcext:value-type="string">
            <text:p>rsramansharma567@gmail.com </text:p>
          </table:table-cell>
          <table:table-cell office:value-type="float" office:value="7723.11380725" calcext:value-type="float">
            <text:p>7723.11380725</text:p>
          </table:table-cell>
        </table:table-row>
        <table:table-row table:style-name="ro1">
          <table:table-cell office:value-type="string" calcext:value-type="string">
            <text:p>a@b.c </text:p>
          </table:table-cell>
          <table:table-cell office:value-type="float" office:value="7730.53566778" calcext:value-type="float">
            <text:p>7730.53566778</text:p>
          </table:table-cell>
        </table:table-row>
        <table:table-row table:style-name="ro1">
          <table:table-cell office:value-type="string" calcext:value-type="string">
            <text:p>seaem@foo.smallbars </text:p>
          </table:table-cell>
          <table:table-cell office:value-type="float" office:value="7734.58274694" calcext:value-type="float">
            <text:p>7734.58274694</text:p>
          </table:table-cell>
        </table:table-row>
        <table:table-row table:style-name="ro1">
          <table:table-cell office:value-type="string" calcext:value-type="string">
            <text:p>abc4@def.ghi </text:p>
          </table:table-cell>
          <table:table-cell office:value-type="float" office:value="7737.11028364" calcext:value-type="float">
            <text:p>7737.11028364</text:p>
          </table:table-cell>
        </table:table-row>
        <table:table-row table:style-name="ro1">
          <table:table-cell office:value-type="string" calcext:value-type="string">
            <text:p>econchecker9@gmail.com </text:p>
          </table:table-cell>
          <table:table-cell office:value-type="float" office:value="7738.74834309" calcext:value-type="float">
            <text:p>7738.74834309</text:p>
          </table:table-cell>
        </table:table-row>
        <table:table-row table:style-name="ro1">
          <table:table-cell office:value-type="string" calcext:value-type="string">
            <text:p>bhuvana5@gmail.com </text:p>
          </table:table-cell>
          <table:table-cell office:value-type="float" office:value="7747.753355" calcext:value-type="float">
            <text:p>7747.753355</text:p>
          </table:table-cell>
        </table:table-row>
        <table:table-row table:style-name="ro1">
          <table:table-cell office:value-type="string" calcext:value-type="string">
            <text:p>viki20@viki.com </text:p>
          </table:table-cell>
          <table:table-cell office:value-type="float" office:value="7749.6233813" calcext:value-type="float">
            <text:p>7749.6233813</text:p>
          </table:table-cell>
        </table:table-row>
        <table:table-row table:style-name="ro1">
          <table:table-cell office:value-type="string" calcext:value-type="string">
            <text:p>bhuvana1@gmail.com </text:p>
          </table:table-cell>
          <table:table-cell office:value-type="float" office:value="7756.43841189" calcext:value-type="float">
            <text:p>7756.43841189</text:p>
          </table:table-cell>
        </table:table-row>
        <table:table-row table:style-name="ro1">
          <table:table-cell office:value-type="string" calcext:value-type="string">
            <text:p>prahlad12@gmail.com </text:p>
          </table:table-cell>
          <table:table-cell office:value-type="float" office:value="7764.85533688" calcext:value-type="float">
            <text:p>7764.85533688</text:p>
          </table:table-cell>
        </table:table-row>
        <table:table-row table:style-name="ro1">
          <table:table-cell office:value-type="string" calcext:value-type="string">
            <text:p>malav42@gmail.com </text:p>
          </table:table-cell>
          <table:table-cell office:value-type="float" office:value="7767.11604094" calcext:value-type="float">
            <text:p>7767.11604094</text:p>
          </table:table-cell>
        </table:table-row>
        <table:table-row table:style-name="ro1">
          <table:table-cell office:value-type="string" calcext:value-type="string">
            <text:p>Jeganvenkatu@gmail.com </text:p>
          </table:table-cell>
          <table:table-cell office:value-type="float" office:value="7767.34059235" calcext:value-type="float">
            <text:p>7767.34059235</text:p>
          </table:table-cell>
        </table:table-row>
        <table:table-row table:style-name="ro1">
          <table:table-cell office:value-type="string" calcext:value-type="string">
            <text:p>econchecker7@gmail.com </text:p>
          </table:table-cell>
          <table:table-cell office:value-type="float" office:value="7777.69326769" calcext:value-type="float">
            <text:p>7777.69326769</text:p>
          </table:table-cell>
        </table:table-row>
        <table:table-row table:style-name="ro1">
          <table:table-cell office:value-type="string" calcext:value-type="string">
            <text:p>econchecker4@gmail.com </text:p>
          </table:table-cell>
          <table:table-cell office:value-type="float" office:value="7792.67938623" calcext:value-type="float">
            <text:p>7792.67938623</text:p>
          </table:table-cell>
        </table:table-row>
        <table:table-row table:style-name="ro1">
          <table:table-cell office:value-type="string" calcext:value-type="string">
            <text:p>econchecker5@gmail.com </text:p>
          </table:table-cell>
          <table:table-cell office:value-type="float" office:value="7796.86602746" calcext:value-type="float">
            <text:p>7796.86602746</text:p>
          </table:table-cell>
        </table:table-row>
        <table:table-row table:style-name="ro1">
          <table:table-cell office:value-type="string" calcext:value-type="string">
            <text:p>econchecker3@gmail.com </text:p>
          </table:table-cell>
          <table:table-cell office:value-type="float" office:value="7799.69758574" calcext:value-type="float">
            <text:p>7799.69758574</text:p>
          </table:table-cell>
        </table:table-row>
        <table:table-row table:style-name="ro1">
          <table:table-cell office:value-type="string" calcext:value-type="string">
            <text:p>ss@hack.com </text:p>
          </table:table-cell>
          <table:table-cell office:value-type="float" office:value="7832.5081983" calcext:value-type="float">
            <text:p>7832.5081983</text:p>
          </table:table-cell>
        </table:table-row>
        <table:table-row table:style-name="ro1">
          <table:table-cell office:value-type="string" calcext:value-type="string">
            <text:p>viki19@viki.com </text:p>
          </table:table-cell>
          <table:table-cell office:value-type="float" office:value="7842.84201256" calcext:value-type="float">
            <text:p>7842.84201256</text:p>
          </table:table-cell>
        </table:table-row>
        <table:table-row table:style-name="ro1">
          <table:table-cell office:value-type="string" calcext:value-type="string">
            <text:p>12@gmail.com </text:p>
          </table:table-cell>
          <table:table-cell office:value-type="float" office:value="7856.31544519" calcext:value-type="float">
            <text:p>7856.31544519</text:p>
          </table:table-cell>
        </table:table-row>
        <table:table-row table:style-name="ro1">
          <table:table-cell office:value-type="string" calcext:value-type="string">
            <text:p>abc@def.com </text:p>
          </table:table-cell>
          <table:table-cell office:value-type="float" office:value="8481.86573826" calcext:value-type="float">
            <text:p>8481.86573826</text:p>
          </table:table-cell>
        </table:table-row>
        <table:table-row table:style-name="ro1">
          <table:table-cell office:value-type="string" calcext:value-type="string">
            <text:p>saimadhu.iiit@gmail.com </text:p>
          </table:table-cell>
          <table:table-cell office:value-type="float" office:value="8494.95888767" calcext:value-type="float">
            <text:p>8494.95888767</text:p>
          </table:table-cell>
        </table:table-row>
        <table:table-row table:style-name="ro1">
          <table:table-cell office:value-type="string" calcext:value-type="string">
            <text:p>abc3@def.ghi </text:p>
          </table:table-cell>
          <table:table-cell office:value-type="float" office:value="10724.1441581" calcext:value-type="float">
            <text:p>10724.1441581</text:p>
          </table:table-cell>
        </table:table-row>
        <table:table-row table:style-name="ro1">
          <table:table-cell office:value-type="string" calcext:value-type="string">
            <text:p>tvmanikandan@gmail.com </text:p>
          </table:table-cell>
          <table:table-cell office:value-type="float" office:value="10973.6454669" calcext:value-type="float">
            <text:p>10973.6454669</text:p>
          </table:table-cell>
        </table:table-row>
      </table:table>
      <table:named-expressions/>
      <table:database-ranges>
        <table:database-range table:name="__Anonymous_Sheet_DB__0" table:target-range-address="Sheet1.A1:Sheet1.B28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thwik </meta:initial-creator>
    <meta:creation-date>2015-07-13T20:15:43.069799966</meta:creation-date>
    <dc:date>2015-07-13T20:18:47.379741807</dc:date>
    <dc:creator>Rithwik </dc:creator>
    <meta:editing-duration>P0D</meta:editing-duration>
    <meta:editing-cycles>1</meta:editing-cycles>
    <meta:document-statistic meta:table-count="1" meta:cell-count="557" meta:object-count="0"/>
    <meta:generator>LibreOffice/4.2.7.2$Linux_X86_64 LibreOffice_project/420m0$Build-2</meta:generator>
  </office:meta>
</office:document-meta>
</file>